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E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94" table:style-name="ce5">
            <text:p>6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1" table:style-name="ce5">
            <text:p>6.171</text:p>
          </table:table-cell>
          <table:table-cell office:value-type="float" office:value="1200" table:style-name="ce5">
            <text:p>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3867" table:style-name="ce5">
            <text:p>3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1" table:style-name="ce5">
            <text:p>1.831</text:p>
          </table:table-cell>
          <table:table-cell office:value-type="float" office:value="6337" table:style-name="ce5">
            <text:p>6.337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105" table:style-name="ce5">
            <text:p>1.105</text:p>
          </table:table-cell>
          <table:table-cell office:value-type="float" office:value="6169" table:style-name="ce5">
            <text:p>6.16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897" table:style-name="ce5">
            <text:p>5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0" table:style-name="ce5">
            <text:p>5.850</text:p>
          </table:table-cell>
          <table:table-cell office:value-type="float" office:value="1200" table:style-name="ce5">
            <text:p>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12" table:style-name="ce5">
            <text:p>5.212</text:p>
          </table:table-cell>
          <table:table-cell office:value-type="float" office:value="3396" table:style-name="ce5">
            <text:p>3.3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01" table:style-name="ce5">
            <text:p>1.301</text:p>
          </table:table-cell>
          <table:table-cell office:value-type="float" office:value="5911" table:style-name="ce5">
            <text:p>5.91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73" table:style-name="ce5">
            <text:p>573</text:p>
          </table:table-cell>
          <table:table-cell office:value-type="float" office:value="5898" table:style-name="ce5">
            <text:p>5.89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172" table:style-name="ce5">
            <text:p>4.1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2" table:style-name="ce5">
            <text:p>4.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1" table:style-name="ce5">
            <text:p>3.781</text:p>
          </table:table-cell>
          <table:table-cell office:value-type="float" office:value="1922" table:style-name="ce5">
            <text:p>1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1" table:style-name="ce5">
            <text:p>1.331</text:p>
          </table:table-cell>
          <table:table-cell office:value-type="float" office:value="4032" table:style-name="ce5">
            <text:p>4.0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9" table:style-name="ce5">
            <text:p>949</text:p>
          </table:table-cell>
          <table:table-cell office:value-type="float" office:value="4077" table:style-name="ce5">
            <text:p>4.0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067" table:style-name="ce5">
            <text:p>4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5" table:style-name="ce5">
            <text:p>4.065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08" table:style-name="ce5">
            <text:p>3.608</text:p>
          </table:table-cell>
          <table:table-cell office:value-type="float" office:value="1968" table:style-name="ce5">
            <text:p>1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" table:style-name="ce5">
            <text:p>1.165</text:p>
          </table:table-cell>
          <table:table-cell office:value-type="float" office:value="3970" table:style-name="ce5">
            <text:p>3.9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6" table:style-name="ce5">
            <text:p>676</text:p>
          </table:table-cell>
          <table:table-cell office:value-type="float" office:value="4025" table:style-name="ce5">
            <text:p>4.0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341" table:style-name="ce5">
            <text:p>4.3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02" table:style-name="ce5">
            <text:p>4.302</text:p>
          </table:table-cell>
          <table:table-cell office:value-type="float" office:value="719" table:style-name="ce5">
            <text:p>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8" table:style-name="ce5">
            <text:p>4.058</text:p>
          </table:table-cell>
          <table:table-cell office:value-type="float" office:value="1807" table:style-name="ce5">
            <text:p>1.8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7" table:style-name="ce5">
            <text:p>877</text:p>
          </table:table-cell>
          <table:table-cell office:value-type="float" office:value="4304" table:style-name="ce5">
            <text:p>4.30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91" table:style-name="ce5">
            <text:p>391</text:p>
          </table:table-cell>
          <table:table-cell office:value-type="float" office:value="4321" table:style-name="ce5">
            <text:p>4.32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098" table:style-name="ce5">
            <text:p>5.0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22" table:style-name="ce5">
            <text:p>5.022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10" table:style-name="ce5">
            <text:p>4.310</text:p>
          </table:table-cell>
          <table:table-cell office:value-type="float" office:value="2862" table:style-name="ce5">
            <text:p>2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0" table:style-name="ce5">
            <text:p>1.180</text:p>
          </table:table-cell>
          <table:table-cell office:value-type="float" office:value="5009" table:style-name="ce5">
            <text:p>5.0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5040" table:style-name="ce5">
            <text:p>5.0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003" table:style-name="ce5">
            <text:p>2.0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4" table:style-name="ce5">
            <text:p>1.994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2" table:style-name="ce5">
            <text:p>1.722</text:p>
          </table:table-cell>
          <table:table-cell office:value-type="float" office:value="1069" table:style-name="ce5">
            <text:p>1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" table:style-name="ce5">
            <text:p>76</text:p>
          </table:table-cell>
          <table:table-cell office:value-type="float" office:value="2003" table:style-name="ce5">
            <text:p>2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3" table:style-name="ce5">
            <text:p>2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910" table:style-name="ce5">
            <text:p>3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80" table:style-name="ce5">
            <text:p>3.880</text:p>
          </table:table-cell>
          <table:table-cell office:value-type="float" office:value="601" table:style-name="ce5">
            <text:p>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43" table:style-name="ce5">
            <text:p>3.443</text:p>
          </table:table-cell>
          <table:table-cell office:value-type="float" office:value="1938" table:style-name="ce5">
            <text:p>1.9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7" table:style-name="ce5">
            <text:p>757</text:p>
          </table:table-cell>
          <table:table-cell office:value-type="float" office:value="3849" table:style-name="ce5">
            <text:p>3.8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0" table:style-name="ce5">
            <text:p>310</text:p>
          </table:table-cell>
          <table:table-cell office:value-type="float" office:value="3902" table:style-name="ce5">
            <text:p>3.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00" table:style-name="ce5">
            <text:p>5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0" table:style-name="ce5">
            <text:p>5.540</text:p>
          </table:table-cell>
          <table:table-cell office:value-type="float" office:value="1038" table:style-name="ce5">
            <text:p>1.0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6" table:style-name="ce5">
            <text:p>4.946</text:p>
          </table:table-cell>
          <table:table-cell office:value-type="float" office:value="3231" table:style-name="ce5">
            <text:p>3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7" table:style-name="ce5">
            <text:p>1.687</text:p>
          </table:table-cell>
          <table:table-cell office:value-type="float" office:value="5613" table:style-name="ce5">
            <text:p>5.6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063" table:style-name="ce5">
            <text:p>1.063</text:p>
          </table:table-cell>
          <table:table-cell office:value-type="float" office:value="5546" table:style-name="ce5">
            <text:p>5.54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929" table:style-name="ce5">
            <text:p>3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4" table:style-name="ce5">
            <text:p>3.804</text:p>
          </table:table-cell>
          <table:table-cell office:value-type="float" office:value="1108" table:style-name="ce5">
            <text:p>1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9" table:style-name="ce5">
            <text:p>2.809</text:p>
          </table:table-cell>
          <table:table-cell office:value-type="float" office:value="2824" table:style-name="ce5">
            <text:p>2.8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" table:style-name="ce5">
            <text:p>95</text:p>
          </table:table-cell>
          <table:table-cell office:value-type="float" office:value="3930" table:style-name="ce5">
            <text:p>3.9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3929" table:style-name="ce5">
            <text:p>3.9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288" table:style-name="ce5">
            <text:p>5.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8" table:style-name="ce5">
            <text:p>5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1" table:style-name="ce5">
            <text:p>4.911</text:p>
          </table:table-cell>
          <table:table-cell office:value-type="float" office:value="2211" table:style-name="ce5">
            <text:p>2.2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0" table:style-name="ce5">
            <text:p>1.290</text:p>
          </table:table-cell>
          <table:table-cell office:value-type="float" office:value="5236" table:style-name="ce5">
            <text:p>5.23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617" table:style-name="ce5">
            <text:p>617</text:p>
          </table:table-cell>
          <table:table-cell office:value-type="float" office:value="5269" table:style-name="ce5">
            <text:p>5.26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669" table:style-name="ce5">
            <text:p>3.6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9" table:style-name="ce5">
            <text:p>3.669</text:p>
          </table:table-cell>
          <table:table-cell office:value-type="float" office:value="462" table:style-name="ce5">
            <text:p>4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37" table:style-name="ce5">
            <text:p>3.437</text:p>
          </table:table-cell>
          <table:table-cell office:value-type="float" office:value="1619" table:style-name="ce5">
            <text:p>1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6" table:style-name="ce5">
            <text:p>1.336</text:p>
          </table:table-cell>
          <table:table-cell office:value-type="float" office:value="3566" table:style-name="ce5">
            <text:p>3.5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6" table:style-name="ce5">
            <text:p>916</text:p>
          </table:table-cell>
          <table:table-cell office:value-type="float" office:value="3582" table:style-name="ce5">
            <text:p>3.5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4" table:style-name="ce5">
            <text:p>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7" table:style-name="ce5">
            <text:p>927</text:p>
          </table:table-cell>
          <table:table-cell office:value-type="float" office:value="438" table:style-name="ce5">
            <text:p>4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01" table:style-name="ce5">
            <text:p>3.7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5" table:style-name="ce5">
            <text:p>3.635</text:p>
          </table:table-cell>
          <table:table-cell office:value-type="float" office:value="1108" table:style-name="ce5">
            <text:p>1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0" table:style-name="ce5">
            <text:p>3.310</text:p>
          </table:table-cell>
          <table:table-cell office:value-type="float" office:value="2270" table:style-name="ce5">
            <text:p>2.2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9" table:style-name="ce5">
            <text:p>869</text:p>
          </table:table-cell>
          <table:table-cell office:value-type="float" office:value="3826" table:style-name="ce5">
            <text:p>3.8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" table:style-name="ce5">
            <text:p>72</text:p>
          </table:table-cell>
          <table:table-cell office:value-type="float" office:value="3705" table:style-name="ce5">
            <text:p>3.7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0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6" table:style-name="ce5">
            <text:p>1.486</text:p>
          </table:table-cell>
          <table:table-cell office:value-type="float" office:value="521" table:style-name="ce5">
            <text:p>5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0" table:style-name="ce5">
            <text:p>960</text:p>
          </table:table-cell>
          <table:table-cell office:value-type="float" office:value="1312" table:style-name="ce5">
            <text:p>1.312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901" table:style-name="ce5">
            <text:p>901</text:p>
          </table:table-cell>
          <table:table-cell office:value-type="float" office:value="1264" table:style-name="ce5">
            <text:p>1.26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6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3" table:style-name="ce5">
            <text:p>4.583</text:p>
          </table:table-cell>
          <table:table-cell office:value-type="float" office:value="454" table:style-name="ce5">
            <text:p>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9" table:style-name="ce5">
            <text:p>4.099</text:p>
          </table:table-cell>
          <table:table-cell office:value-type="float" office:value="3033" table:style-name="ce5">
            <text:p>3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5" table:style-name="ce5">
            <text:p>1.255</text:p>
          </table:table-cell>
          <table:table-cell office:value-type="float" office:value="4701" table:style-name="ce5">
            <text:p>4.7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4" table:style-name="ce5">
            <text:p>634</text:p>
          </table:table-cell>
          <table:table-cell office:value-type="float" office:value="4589" table:style-name="ce5">
            <text:p>4.5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" table:style-name="ce5">
            <text:p>874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0" table:style-name="ce5">
            <text:p>870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4" table:style-name="ce5">
            <text:p>254</text:p>
          </table:table-cell>
          <table:table-cell office:value-type="float" office:value="877" table:style-name="ce5">
            <text:p>8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float" office:value="874" table:style-name="ce5">
            <text:p>8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40" table:style-name="ce5">
            <text:p>4.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38" table:style-name="ce5">
            <text:p>4.938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4" table:style-name="ce5">
            <text:p>4.744</text:p>
          </table:table-cell>
          <table:table-cell office:value-type="float" office:value="1658" table:style-name="ce5">
            <text:p>1.6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6" table:style-name="ce5">
            <text:p>906</text:p>
          </table:table-cell>
          <table:table-cell office:value-type="float" office:value="4891" table:style-name="ce5">
            <text:p>4.89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43" table:style-name="ce5">
            <text:p>543</text:p>
          </table:table-cell>
          <table:table-cell office:value-type="float" office:value="4914" table:style-name="ce5">
            <text:p>4.91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88" table:style-name="ce5">
            <text:p>3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0" table:style-name="ce5">
            <text:p>3.090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27" table:style-name="ce5">
            <text:p>2.927</text:p>
          </table:table-cell>
          <table:table-cell office:value-type="float" office:value="1464" table:style-name="ce5">
            <text:p>1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7" table:style-name="ce5">
            <text:p>1.017</text:p>
          </table:table-cell>
          <table:table-cell office:value-type="float" office:value="3047" table:style-name="ce5">
            <text:p>3.0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4" table:style-name="ce5">
            <text:p>354</text:p>
          </table:table-cell>
          <table:table-cell office:value-type="float" office:value="3081" table:style-name="ce5">
            <text:p>3.0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97" table:style-name="ce5">
            <text:p>4.8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4" table:style-name="ce5">
            <text:p>4.904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7" table:style-name="ce5">
            <text:p>4.777</text:p>
          </table:table-cell>
          <table:table-cell office:value-type="float" office:value="2196" table:style-name="ce5">
            <text:p>2.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0" table:style-name="ce5">
            <text:p>1.340</text:p>
          </table:table-cell>
          <table:table-cell office:value-type="float" office:value="4969" table:style-name="ce5">
            <text:p>4.96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645" table:style-name="ce5">
            <text:p>645</text:p>
          </table:table-cell>
          <table:table-cell office:value-type="float" office:value="4894" table:style-name="ce5">
            <text:p>4.89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05" table:style-name="ce5">
            <text:p>5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2" table:style-name="ce5">
            <text:p>5.002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4" table:style-name="ce5">
            <text:p>4.094</text:p>
          </table:table-cell>
          <table:table-cell office:value-type="float" office:value="3269" table:style-name="ce5">
            <text:p>3.2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office:value-type="float" office:value="4992" table:style-name="ce5">
            <text:p>4.9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9" table:style-name="ce5">
            <text:p>899</text:p>
          </table:table-cell>
          <table:table-cell office:value-type="float" office:value="5030" table:style-name="ce5">
            <text:p>5.0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DIRECTORE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63" table:style-name="ce5">
            <text:p>6.063</text:p>
          </table:table-cell>
          <table:table-cell office:value-type="float" office:value="1007" table:style-name="ce5">
            <text:p>1.007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725" table:style-name="ce5">
            <text:p>5.725</text:p>
          </table:table-cell>
          <table:table-cell office:value-type="float" office:value="1007" table:style-name="ce5">
            <text:p>1.007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172" table:style-name="ce5">
            <text:p>4.172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945" table:style-name="ce5">
            <text:p>3.945</text:p>
          </table:table-cell>
          <table:table-cell office:value-type="float" office:value="1007" table:style-name="ce5">
            <text:p>1.007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341" table:style-name="ce5">
            <text:p>4.34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4913" table:style-name="ce5">
            <text:p>4.913</text:p>
          </table:table-cell>
          <table:table-cell office:value-type="float" office:value="15" table:style-name="ce5">
            <text:p>15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003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804" table:style-name="ce5">
            <text:p>3.804</text:p>
          </table:table-cell>
          <table:table-cell office:value-type="float" office:value="1007" table:style-name="ce5">
            <text:p>1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06" table:style-name="ce5">
            <text:p>5.606</text:p>
          </table:table-cell>
          <table:table-cell office:value-type="float" office:value="19" table:style-name="ce5">
            <text:p>19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575" table:style-name="ce5">
            <text:p>3.575</text:p>
          </table:table-cell>
          <table:table-cell office:value-type="float" office:value="1007" table:style-name="ce5">
            <text:p>1.007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288" table:style-name="ce5">
            <text:p>5.288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667" table:style-name="ce5">
            <text:p>3.667</text:p>
          </table:table-cell>
          <table:table-cell office:value-type="float" office:value="12" table:style-name="ce5">
            <text:p>12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3" table:style-name="ce5">
            <text:p>953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61" table:style-name="ce5">
            <text:p>3.461</text:p>
          </table:table-cell>
          <table:table-cell office:value-type="float" office:value="1004" table:style-name="ce5">
            <text:p>1.004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74" table:style-name="ce5">
            <text:p>4.574</text:p>
          </table:table-cell>
          <table:table-cell office:value-type="float" office:value="0" table:style-name="ce5">
            <text:p>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33" table:style-name="ce5">
            <text:p>4.933</text:p>
          </table:table-cell>
          <table:table-cell office:value-type="float" office:value="0" table:style-name="ce5">
            <text:p>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89" table:style-name="ce5">
            <text:p>3.08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92" table:style-name="ce5">
            <text:p>4.892</text:p>
          </table:table-cell>
          <table:table-cell office:value-type="float" office:value="19" table:style-name="ce5">
            <text:p>19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41" table:style-name="ce5">
            <text:p>4.841</text:p>
          </table:table-cell>
          <table:table-cell office:value-type="float" office:value="1007" table:style-name="ce5">
            <text:p>1.007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" table:style-name="ce5">
            <text:p>18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DIRECTORE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99" table:style-name="ce5">
            <text:p>6.199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902" table:style-name="ce5">
            <text:p>5.902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172" table:style-name="ce5">
            <text:p>4.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067" table:style-name="ce5">
            <text:p>4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341" table:style-name="ce5">
            <text:p>4.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096" table:style-name="ce5">
            <text:p>5.096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003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910" table:style-name="ce5">
            <text:p>3.9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00" table:style-name="ce5">
            <text:p>5.600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929" table:style-name="ce5">
            <text:p>3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288" table:style-name="ce5">
            <text:p>5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668" table:style-name="ce5">
            <text:p>3.66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4" table:style-name="ce5">
            <text:p>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09" table:style-name="ce5">
            <text:p>3.709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40" table:style-name="ce5">
            <text:p>4.9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88" table:style-name="ce5">
            <text:p>3.0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97" table:style-name="ce5">
            <text:p>4.8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108" table:style-name="ce5">
            <text:p>5.10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DIRECTORES DE ESCUELAS URBANAS, POR CONOCIMIENTO RESPECTO DEL MARCO CIVIL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80" table:style-name="ce5">
            <text:p>2.580</text:p>
          </table:table-cell>
          <table:table-cell office:value-type="float" office:value="6439" table:style-name="ce5">
            <text:p>6.439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618" table:style-name="ce5">
            <text:p>1.618</text:p>
          </table:table-cell>
          <table:table-cell office:value-type="float" office:value="5927" table:style-name="ce5">
            <text:p>5.927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184" table:style-name="ce5">
            <text:p>2.184</text:p>
          </table:table-cell>
          <table:table-cell office:value-type="float" office:value="3694" table:style-name="ce5">
            <text:p>3.6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731" table:style-name="ce5">
            <text:p>1.731</text:p>
          </table:table-cell>
          <table:table-cell office:value-type="float" office:value="3778" table:style-name="ce5">
            <text:p>3.778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348" table:style-name="ce5">
            <text:p>1.348</text:p>
          </table:table-cell>
          <table:table-cell office:value-type="float" office:value="4266" table:style-name="ce5">
            <text:p>4.2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656" table:style-name="ce5">
            <text:p>1.656</text:p>
          </table:table-cell>
          <table:table-cell office:value-type="float" office:value="4937" table:style-name="ce5">
            <text:p>4.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79" table:style-name="ce5">
            <text:p>379</text:p>
          </table:table-cell>
          <table:table-cell office:value-type="float" office:value="1973" table:style-name="ce5">
            <text:p>1.9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40" table:style-name="ce5">
            <text:p>1.240</text:p>
          </table:table-cell>
          <table:table-cell office:value-type="float" office:value="3735" table:style-name="ce5">
            <text:p>3.7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290" table:style-name="ce5">
            <text:p>2.290</text:p>
          </table:table-cell>
          <table:table-cell office:value-type="float" office:value="5593" table:style-name="ce5">
            <text:p>5.593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28" table:style-name="ce5">
            <text:p>928</text:p>
          </table:table-cell>
          <table:table-cell office:value-type="float" office:value="3833" table:style-name="ce5">
            <text:p>3.8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54" table:style-name="ce5">
            <text:p>1.254</text:p>
          </table:table-cell>
          <table:table-cell office:value-type="float" office:value="5250" table:style-name="ce5">
            <text:p>5.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58" table:style-name="ce5">
            <text:p>2.158</text:p>
          </table:table-cell>
          <table:table-cell office:value-type="float" office:value="3325" table:style-name="ce5">
            <text:p>3.325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50" table:style-name="ce5">
            <text:p>350</text:p>
          </table:table-cell>
          <table:table-cell office:value-type="float" office:value="978" table:style-name="ce5">
            <text:p>9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58" table:style-name="ce5">
            <text:p>1.458</text:p>
          </table:table-cell>
          <table:table-cell office:value-type="float" office:value="3816" table:style-name="ce5">
            <text:p>3.8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60" table:style-name="ce5">
            <text:p>1.160</text:p>
          </table:table-cell>
          <table:table-cell office:value-type="float" office:value="1356" table:style-name="ce5">
            <text:p>1.356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12" table:style-name="ce5">
            <text:p>1.712</text:p>
          </table:table-cell>
          <table:table-cell office:value-type="float" office:value="4830" table:style-name="ce5">
            <text:p>4.8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60" table:style-name="ce5">
            <text:p>360</text:p>
          </table:table-cell>
          <table:table-cell office:value-type="float" office:value="882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46" table:style-name="ce5">
            <text:p>1.446</text:p>
          </table:table-cell>
          <table:table-cell office:value-type="float" office:value="4822" table:style-name="ce5">
            <text:p>4.822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39" table:style-name="ce5">
            <text:p>1.539</text:p>
          </table:table-cell>
          <table:table-cell office:value-type="float" office:value="2864" table:style-name="ce5">
            <text:p>2.8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036" table:style-name="ce5">
            <text:p>2.036</text:p>
          </table:table-cell>
          <table:table-cell office:value-type="float" office:value="4941" table:style-name="ce5">
            <text:p>4.941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76" table:style-name="ce5">
            <text:p>1.776</text:p>
          </table:table-cell>
          <table:table-cell office:value-type="float" office:value="4919" table:style-name="ce5">
            <text:p>4.9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DIRECTORES DE ESCUELAS URBANAS, POR ACCIONES PRIORITARIAS PARA LA INTEGRACIÓN COMPUTADORAS Y INTERNET EN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620" table:style-name="ce5">
            <text:p>3.620</text:p>
          </table:table-cell>
          <table:table-cell office:value-type="float" office:value="2479" table:style-name="ce5">
            <text:p>2.479</text:p>
          </table:table-cell>
          <table:table-cell office:value-type="float" office:value="1755" table:style-name="ce5">
            <text:p>1.755</text:p>
          </table:table-cell>
          <table:table-cell office:value-type="float" office:value="4353" table:style-name="ce5">
            <text:p>4.353</text:p>
          </table:table-cell>
          <table:table-cell office:value-type="float" office:value="1407" table:style-name="ce5">
            <text:p>1.407</text:p>
          </table:table-cell>
          <table:table-cell office:value-type="float" office:value="4500" table:style-name="ce5">
            <text:p>4.500</text:p>
          </table:table-cell>
          <table:table-cell office:value-type="float" office:value="530" table:style-name="ce5">
            <text:p>530</text:p>
          </table:table-cell>
          <table:table-cell office:value-type="float" office:value="1503" table:style-name="ce5">
            <text:p>1.503</text:p>
          </table:table-cell>
          <table:table-cell office:value-type="float" office:value="251" table:style-name="ce5">
            <text:p>251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855" table:style-name="ce5">
            <text:p>2.855</text:p>
          </table:table-cell>
          <table:table-cell office:value-type="float" office:value="2339" table:style-name="ce5">
            <text:p>2.339</text:p>
          </table:table-cell>
          <table:table-cell office:value-type="float" office:value="1565" table:style-name="ce5">
            <text:p>1.565</text:p>
          </table:table-cell>
          <table:table-cell office:value-type="float" office:value="3937" table:style-name="ce5">
            <text:p>3.937</text:p>
          </table:table-cell>
          <table:table-cell office:value-type="float" office:value="1320" table:style-name="ce5">
            <text:p>1.320</text:p>
          </table:table-cell>
          <table:table-cell office:value-type="float" office:value="3693" table:style-name="ce5">
            <text:p>3.693</text:p>
          </table:table-cell>
          <table:table-cell office:value-type="float" office:value="111" table:style-name="ce5">
            <text:p>111</text:p>
          </table:table-cell>
          <table:table-cell office:value-type="float" office:value="1500" table:style-name="ce5">
            <text:p>1.500</text:p>
          </table:table-cell>
          <table:table-cell office:value-type="float" office:value="251" table:style-name="ce5">
            <text:p>25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383" table:style-name="ce5">
            <text:p>2.383</text:p>
          </table:table-cell>
          <table:table-cell office:value-type="float" office:value="947" table:style-name="ce5">
            <text:p>947</text:p>
          </table:table-cell>
          <table:table-cell office:value-type="float" office:value="850" table:style-name="ce5">
            <text:p>850</text:p>
          </table:table-cell>
          <table:table-cell office:value-type="float" office:value="1991" table:style-name="ce5">
            <text:p>1.991</text:p>
          </table:table-cell>
          <table:table-cell office:value-type="float" office:value="510" table:style-name="ce5">
            <text:p>510</text:p>
          </table:table-cell>
          <table:table-cell office:value-type="float" office:value="2702" table:style-name="ce5">
            <text:p>2.702</text:p>
          </table:table-cell>
          <table:table-cell office:value-type="float" office:value="518" table:style-name="ce5">
            <text:p>518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829" table:style-name="ce5">
            <text:p>1.829</text:p>
          </table:table-cell>
          <table:table-cell office:value-type="float" office:value="1182" table:style-name="ce5">
            <text:p>1.182</text:p>
          </table:table-cell>
          <table:table-cell office:value-type="float" office:value="991" table:style-name="ce5">
            <text:p>991</text:p>
          </table:table-cell>
          <table:table-cell office:value-type="float" office:value="1528" table:style-name="ce5">
            <text:p>1.528</text:p>
          </table:table-cell>
          <table:table-cell office:value-type="float" office:value="219" table:style-name="ce5">
            <text:p>219</text:p>
          </table:table-cell>
          <table:table-cell office:value-type="float" office:value="3110" table:style-name="ce5">
            <text:p>3.110</text:p>
          </table:table-cell>
          <table:table-cell office:value-type="float" office:value="517" table:style-name="ce5">
            <text:p>517</text:p>
          </table:table-cell>
          <table:table-cell office:value-type="float" office:value="493" table:style-name="ce5">
            <text:p>4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721" table:style-name="ce5">
            <text:p>2.721</text:p>
          </table:table-cell>
          <table:table-cell office:value-type="float" office:value="2111" table:style-name="ce5">
            <text:p>2.111</text:p>
          </table:table-cell>
          <table:table-cell office:value-type="float" office:value="804" table:style-name="ce5">
            <text:p>804</text:p>
          </table:table-cell>
          <table:table-cell office:value-type="float" office:value="2617" table:style-name="ce5">
            <text:p>2.617</text:p>
          </table:table-cell>
          <table:table-cell office:value-type="float" office:value="660" table:style-name="ce5">
            <text:p>660</text:p>
          </table:table-cell>
          <table:table-cell office:value-type="float" office:value="1724" table:style-name="ce5">
            <text:p>1.724</text:p>
          </table:table-cell>
          <table:table-cell office:value-type="float" office:value="90" table:style-name="ce5">
            <text:p>90</text:p>
          </table:table-cell>
          <table:table-cell office:value-type="float" office:value="332" table:style-name="ce5">
            <text:p>332</text:p>
          </table:table-cell>
          <table:table-cell office:value-type="float" office:value="247" table:style-name="ce5">
            <text:p>247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884" table:style-name="ce5">
            <text:p>1.884</text:p>
          </table:table-cell>
          <table:table-cell office:value-type="float" office:value="808" table:style-name="ce5">
            <text:p>808</text:p>
          </table:table-cell>
          <table:table-cell office:value-type="float" office:value="1281" table:style-name="ce5">
            <text:p>1.281</text:p>
          </table:table-cell>
          <table:table-cell office:value-type="float" office:value="3331" table:style-name="ce5">
            <text:p>3.331</text:p>
          </table:table-cell>
          <table:table-cell office:value-type="float" office:value="1226" table:style-name="ce5">
            <text:p>1.226</text:p>
          </table:table-cell>
          <table:table-cell office:value-type="float" office:value="2987" table:style-name="ce5">
            <text:p>2.987</text:p>
          </table:table-cell>
          <table:table-cell office:value-type="float" office:value="71" table:style-name="ce5">
            <text:p>71</text:p>
          </table:table-cell>
          <table:table-cell office:value-type="float" office:value="1381" table:style-name="ce5">
            <text:p>1.381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188" table:style-name="ce5">
            <text:p>1.188</text:p>
          </table:table-cell>
          <table:table-cell office:value-type="float" office:value="479" table:style-name="ce5">
            <text:p>479</text:p>
          </table:table-cell>
          <table:table-cell office:value-type="float" office:value="444" table:style-name="ce5">
            <text:p>444</text:p>
          </table:table-cell>
          <table:table-cell office:value-type="float" office:value="1312" table:style-name="ce5">
            <text:p>1.312</text:p>
          </table:table-cell>
          <table:table-cell office:value-type="float" office:value="25" table:style-name="ce5">
            <text:p>25</text:p>
          </table:table-cell>
          <table:table-cell office:value-type="float" office:value="727" table:style-name="ce5">
            <text:p>727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094" table:style-name="ce5">
            <text:p>2.094</text:p>
          </table:table-cell>
          <table:table-cell office:value-type="float" office:value="1851" table:style-name="ce5">
            <text:p>1.851</text:p>
          </table:table-cell>
          <table:table-cell office:value-type="float" office:value="955" table:style-name="ce5">
            <text:p>955</text:p>
          </table:table-cell>
          <table:table-cell office:value-type="float" office:value="1917" table:style-name="ce5">
            <text:p>1.917</text:p>
          </table:table-cell>
          <table:table-cell office:value-type="float" office:value="503" table:style-name="ce5">
            <text:p>503</text:p>
          </table:table-cell>
          <table:table-cell office:value-type="float" office:value="2089" table:style-name="ce5">
            <text:p>2.089</text:p>
          </table:table-cell>
          <table:table-cell office:value-type="float" office:value="11" table:style-name="ce5">
            <text:p>11</text:p>
          </table:table-cell>
          <table:table-cell office:value-type="float" office:value="24" table:style-name="ce5">
            <text:p>2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04" table:style-name="ce5">
            <text:p>2.804</text:p>
          </table:table-cell>
          <table:table-cell office:value-type="float" office:value="1680" table:style-name="ce5">
            <text:p>1.680</text:p>
          </table:table-cell>
          <table:table-cell office:value-type="float" office:value="1443" table:style-name="ce5">
            <text:p>1.443</text:p>
          </table:table-cell>
          <table:table-cell office:value-type="float" office:value="3802" table:style-name="ce5">
            <text:p>3.802</text:p>
          </table:table-cell>
          <table:table-cell office:value-type="float" office:value="943" table:style-name="ce5">
            <text:p>943</text:p>
          </table:table-cell>
          <table:table-cell office:value-type="float" office:value="3937" table:style-name="ce5">
            <text:p>3.937</text:p>
          </table:table-cell>
          <table:table-cell office:value-type="float" office:value="526" table:style-name="ce5">
            <text:p>526</text:p>
          </table:table-cell>
          <table:table-cell office:value-type="float" office:value="354" table:style-name="ce5">
            <text:p>354</text:p>
          </table:table-cell>
          <table:table-cell office:value-type="float" office:value="249" table:style-name="ce5">
            <text:p>249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513" table:style-name="ce5">
            <text:p>1.513</text:p>
          </table:table-cell>
          <table:table-cell office:value-type="float" office:value="592" table:style-name="ce5">
            <text:p>592</text:p>
          </table:table-cell>
          <table:table-cell office:value-type="float" office:value="682" table:style-name="ce5">
            <text:p>682</text:p>
          </table:table-cell>
          <table:table-cell office:value-type="float" office:value="1580" table:style-name="ce5">
            <text:p>1.580</text:p>
          </table:table-cell>
          <table:table-cell office:value-type="float" office:value="217" table:style-name="ce5">
            <text:p>217</text:p>
          </table:table-cell>
          <table:table-cell office:value-type="float" office:value="2954" table:style-name="ce5">
            <text:p>2.954</text:p>
          </table:table-cell>
          <table:table-cell office:value-type="float" office:value="60" table:style-name="ce5">
            <text:p>60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546" table:style-name="ce5">
            <text:p>2.546</text:p>
          </table:table-cell>
          <table:table-cell office:value-type="float" office:value="2068" table:style-name="ce5">
            <text:p>2.068</text:p>
          </table:table-cell>
          <table:table-cell office:value-type="float" office:value="1317" table:style-name="ce5">
            <text:p>1.317</text:p>
          </table:table-cell>
          <table:table-cell office:value-type="float" office:value="3390" table:style-name="ce5">
            <text:p>3.390</text:p>
          </table:table-cell>
          <table:table-cell office:value-type="float" office:value="909" table:style-name="ce5">
            <text:p>909</text:p>
          </table:table-cell>
          <table:table-cell office:value-type="float" office:value="2917" table:style-name="ce5">
            <text:p>2.917</text:p>
          </table:table-cell>
          <table:table-cell office:value-type="float" office:value="518" table:style-name="ce5">
            <text:p>518</text:p>
          </table:table-cell>
          <table:table-cell office:value-type="float" office:value="354" table:style-name="ce5">
            <text:p>354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271" table:style-name="ce5">
            <text:p>2.271</text:p>
          </table:table-cell>
          <table:table-cell office:value-type="float" office:value="1353" table:style-name="ce5">
            <text:p>1.353</text:p>
          </table:table-cell>
          <table:table-cell office:value-type="float" office:value="1029" table:style-name="ce5">
            <text:p>1.029</text:p>
          </table:table-cell>
          <table:table-cell office:value-type="float" office:value="2434" table:style-name="ce5">
            <text:p>2.434</text:p>
          </table:table-cell>
          <table:table-cell office:value-type="float" office:value="522" table:style-name="ce5">
            <text:p>522</text:p>
          </table:table-cell>
          <table:table-cell office:value-type="float" office:value="1932" table:style-name="ce5">
            <text:p>1.932</text:p>
          </table:table-cell>
          <table:table-cell office:value-type="float" office:value="93" table:style-name="ce5">
            <text:p>93</text:p>
          </table:table-cell>
          <table:table-cell office:value-type="float" office:value="31" table:style-name="ce5">
            <text:p>31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39" table:style-name="ce5">
            <text:p>639</text:p>
          </table:table-cell>
          <table:table-cell office:value-type="float" office:value="495" table:style-name="ce5">
            <text:p>495</text:p>
          </table:table-cell>
          <table:table-cell office:value-type="float" office:value="248" table:style-name="ce5">
            <text:p>248</text:p>
          </table:table-cell>
          <table:table-cell office:value-type="float" office:value="756" table:style-name="ce5">
            <text:p>756</text:p>
          </table:table-cell>
          <table:table-cell office:value-type="float" office:value="140" table:style-name="ce5">
            <text:p>140</text:p>
          </table:table-cell>
          <table:table-cell office:value-type="float" office:value="321" table:style-name="ce5">
            <text:p>321</text:p>
          </table:table-cell>
          <table:table-cell office:value-type="float" office:value="102" table:style-name="ce5">
            <text:p>102</text:p>
          </table:table-cell>
          <table:table-cell office:value-type="float" office:value="90" table:style-name="ce5">
            <text:p>90</text:p>
          </table:table-cell>
          <table:table-cell office:value-type="float" office:value="251" table:style-name="ce5">
            <text:p>251</text:p>
          </table:table-cell>
          <table:table-cell office:value-type="float" office:value="29" table:style-name="ce5">
            <text:p>2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187" table:style-name="ce5">
            <text:p>2.187</text:p>
          </table:table-cell>
          <table:table-cell office:value-type="float" office:value="1137" table:style-name="ce5">
            <text:p>1.137</text:p>
          </table:table-cell>
          <table:table-cell office:value-type="float" office:value="995" table:style-name="ce5">
            <text:p>995</text:p>
          </table:table-cell>
          <table:table-cell office:value-type="float" office:value="1642" table:style-name="ce5">
            <text:p>1.642</text:p>
          </table:table-cell>
          <table:table-cell office:value-type="float" office:value="453" table:style-name="ce5">
            <text:p>453</text:p>
          </table:table-cell>
          <table:table-cell office:value-type="float" office:value="3204" table:style-name="ce5">
            <text:p>3.204</text:p>
          </table:table-cell>
          <table:table-cell office:value-type="float" office:value="0" table:style-name="ce5">
            <text:p>0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41" table:style-name="ce5">
            <text:p>841</text:p>
          </table:table-cell>
          <table:table-cell office:value-type="float" office:value="608" table:style-name="ce5">
            <text:p>608</text:p>
          </table:table-cell>
          <table:table-cell office:value-type="float" office:value="634" table:style-name="ce5">
            <text:p>634</text:p>
          </table:table-cell>
          <table:table-cell office:value-type="float" office:value="1170" table:style-name="ce5">
            <text:p>1.170</text:p>
          </table:table-cell>
          <table:table-cell office:value-type="float" office:value="371" table:style-name="ce5">
            <text:p>371</text:p>
          </table:table-cell>
          <table:table-cell office:value-type="float" office:value="1048" table:style-name="ce5">
            <text:p>1.048</text:p>
          </table:table-cell>
          <table:table-cell office:value-type="float" office:value="16" table:style-name="ce5">
            <text:p>16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47" table:style-name="ce5">
            <text:p>2.647</text:p>
          </table:table-cell>
          <table:table-cell office:value-type="float" office:value="2005" table:style-name="ce5">
            <text:p>2.005</text:p>
          </table:table-cell>
          <table:table-cell office:value-type="float" office:value="1240" table:style-name="ce5">
            <text:p>1.240</text:p>
          </table:table-cell>
          <table:table-cell office:value-type="float" office:value="3773" table:style-name="ce5">
            <text:p>3.773</text:p>
          </table:table-cell>
          <table:table-cell office:value-type="float" office:value="1256" table:style-name="ce5">
            <text:p>1.256</text:p>
          </table:table-cell>
          <table:table-cell office:value-type="float" office:value="2862" table:style-name="ce5">
            <text:p>2.862</text:p>
          </table:table-cell>
          <table:table-cell office:value-type="float" office:value="517" table:style-name="ce5">
            <text:p>517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50" table:style-name="ce5">
            <text:p>450</text:p>
          </table:table-cell>
          <table:table-cell office:value-type="float" office:value="466" table:style-name="ce5">
            <text:p>466</text:p>
          </table:table-cell>
          <table:table-cell office:value-type="float" office:value="302" table:style-name="ce5">
            <text:p>302</text:p>
          </table:table-cell>
          <table:table-cell office:value-type="float" office:value="278" table:style-name="ce5">
            <text:p>278</text:p>
          </table:table-cell>
          <table:table-cell office:value-type="float" office:value="199" table:style-name="ce5">
            <text:p>199</text:p>
          </table:table-cell>
          <table:table-cell office:value-type="float" office:value="766" table:style-name="ce5">
            <text:p>766</text:p>
          </table:table-cell>
          <table:table-cell office:value-type="float" office:value="56" table:style-name="ce5">
            <text:p>56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34" table:style-name="ce5">
            <text:p>2.834</text:p>
          </table:table-cell>
          <table:table-cell office:value-type="float" office:value="2010" table:style-name="ce5">
            <text:p>2.010</text:p>
          </table:table-cell>
          <table:table-cell office:value-type="float" office:value="1108" table:style-name="ce5">
            <text:p>1.108</text:p>
          </table:table-cell>
          <table:table-cell office:value-type="float" office:value="2660" table:style-name="ce5">
            <text:p>2.660</text:p>
          </table:table-cell>
          <table:table-cell office:value-type="float" office:value="412" table:style-name="ce5">
            <text:p>412</text:p>
          </table:table-cell>
          <table:table-cell office:value-type="float" office:value="2996" table:style-name="ce5">
            <text:p>2.996</text:p>
          </table:table-cell>
          <table:table-cell office:value-type="float" office:value="64" table:style-name="ce5">
            <text:p>64</text:p>
          </table:table-cell>
          <table:table-cell office:value-type="float" office:value="332" table:style-name="ce5">
            <text:p>332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44" table:style-name="ce5">
            <text:p>1.744</text:p>
          </table:table-cell>
          <table:table-cell office:value-type="float" office:value="1522" table:style-name="ce5">
            <text:p>1.522</text:p>
          </table:table-cell>
          <table:table-cell office:value-type="float" office:value="1363" table:style-name="ce5">
            <text:p>1.363</text:p>
          </table:table-cell>
          <table:table-cell office:value-type="float" office:value="1888" table:style-name="ce5">
            <text:p>1.888</text:p>
          </table:table-cell>
          <table:table-cell office:value-type="float" office:value="409" table:style-name="ce5">
            <text:p>409</text:p>
          </table:table-cell>
          <table:table-cell office:value-type="float" office:value="1078" table:style-name="ce5">
            <text:p>1.078</text:p>
          </table:table-cell>
          <table:table-cell office:value-type="float" office:value="520" table:style-name="ce5">
            <text:p>520</text:p>
          </table:table-cell>
          <table:table-cell office:value-type="float" office:value="126" table:style-name="ce5">
            <text:p>126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27" table:style-name="ce5">
            <text:p>3.227</text:p>
          </table:table-cell>
          <table:table-cell office:value-type="float" office:value="2459" table:style-name="ce5">
            <text:p>2.459</text:p>
          </table:table-cell>
          <table:table-cell office:value-type="float" office:value="1653" table:style-name="ce5">
            <text:p>1.653</text:p>
          </table:table-cell>
          <table:table-cell office:value-type="float" office:value="3125" table:style-name="ce5">
            <text:p>3.125</text:p>
          </table:table-cell>
          <table:table-cell office:value-type="float" office:value="579" table:style-name="ce5">
            <text:p>579</text:p>
          </table:table-cell>
          <table:table-cell office:value-type="float" office:value="3145" table:style-name="ce5">
            <text:p>3.145</text:p>
          </table:table-cell>
          <table:table-cell office:value-type="float" office:value="524" table:style-name="ce5">
            <text:p>524</text:p>
          </table:table-cell>
          <table:table-cell office:value-type="float" office:value="354" table:style-name="ce5">
            <text:p>354</text:p>
          </table:table-cell>
          <table:table-cell office:value-type="float" office:value="249" table:style-name="ce5">
            <text:p>249</text:p>
          </table:table-cell>
          <table:table-cell office:value-type="float" office:value="29" table:style-name="ce5">
            <text:p>2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85" table:style-name="ce5">
            <text:p>1.785</text:p>
          </table:table-cell>
          <table:table-cell office:value-type="float" office:value="324" table:style-name="ce5">
            <text:p>324</text:p>
          </table:table-cell>
          <table:table-cell office:value-type="float" office:value="641" table:style-name="ce5">
            <text:p>641</text:p>
          </table:table-cell>
          <table:table-cell office:value-type="float" office:value="3100" table:style-name="ce5">
            <text:p>3.100</text:p>
          </table:table-cell>
          <table:table-cell office:value-type="float" office:value="1291" table:style-name="ce5">
            <text:p>1.291</text:p>
          </table:table-cell>
          <table:table-cell office:value-type="float" office:value="3365" table:style-name="ce5">
            <text:p>3.365</text:p>
          </table:table-cell>
          <table:table-cell office:value-type="float" office:value="78" table:style-name="ce5">
            <text:p>78</text:p>
          </table:table-cell>
          <table:table-cell office:value-type="float" office:value="1460" table:style-name="ce5">
            <text:p>1.46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DIRECTORES DE ESCUELAS URBANAS, POR PERCEPCIÓN SOBRE POSIBLES IMPACTOS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11" table:style-name="ce5">
            <text:p>6.111</text:p>
          </table:table-cell>
          <table:table-cell office:value-type="float" office:value="2295" table:style-name="ce5">
            <text:p>2.295</text:p>
          </table:table-cell>
          <table:table-cell office:value-type="float" office:value="2249" table:style-name="ce5">
            <text:p>2.249</text:p>
          </table:table-cell>
          <table:table-cell office:value-type="float" office:value="42" table:style-name="ce5">
            <text:p>42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838" table:style-name="ce5">
            <text:p>4.838</text:p>
          </table:table-cell>
          <table:table-cell office:value-type="float" office:value="3274" table:style-name="ce5">
            <text:p>3.274</text:p>
          </table:table-cell>
          <table:table-cell office:value-type="float" office:value="4805" table:style-name="ce5">
            <text:p>4.805</text:p>
          </table:table-cell>
          <table:table-cell office:value-type="float" office:value="75" table:style-name="ce5">
            <text:p>75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6017" table:style-name="ce5">
            <text:p>6.017</text:p>
          </table:table-cell>
          <table:table-cell office:value-type="float" office:value="1972" table:style-name="ce5">
            <text:p>1.972</text:p>
          </table:table-cell>
          <table:table-cell office:value-type="float" office:value="1883" table:style-name="ce5">
            <text:p>1.883</text:p>
          </table:table-cell>
          <table:table-cell office:value-type="float" office:value="88" table:style-name="ce5">
            <text:p>88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5964" table:style-name="ce5">
            <text:p>5.964</text:p>
          </table:table-cell>
          <table:table-cell office:value-type="float" office:value="2346" table:style-name="ce5">
            <text:p>2.346</text:p>
          </table:table-cell>
          <table:table-cell office:value-type="float" office:value="2614" table:style-name="ce5">
            <text:p>2.614</text:p>
          </table:table-cell>
          <table:table-cell office:value-type="float" office:value="75" table:style-name="ce5">
            <text:p>75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875" table:style-name="ce5">
            <text:p>5.875</text:p>
          </table:table-cell>
          <table:table-cell office:value-type="float" office:value="3197" table:style-name="ce5">
            <text:p>3.197</text:p>
          </table:table-cell>
          <table:table-cell office:value-type="float" office:value="3039" table:style-name="ce5">
            <text:p>3.039</text:p>
          </table:table-cell>
          <table:table-cell office:value-type="float" office:value="742" table:style-name="ce5">
            <text:p>74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6068" table:style-name="ce5">
            <text:p>6.068</text:p>
          </table:table-cell>
          <table:table-cell office:value-type="float" office:value="2687" table:style-name="ce5">
            <text:p>2.687</text:p>
          </table:table-cell>
          <table:table-cell office:value-type="float" office:value="1925" table:style-name="ce5">
            <text:p>1.925</text:p>
          </table:table-cell>
          <table:table-cell office:value-type="float" office:value="62" table:style-name="ce5">
            <text:p>62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4455" table:style-name="ce5">
            <text:p>4.455</text:p>
          </table:table-cell>
          <table:table-cell office:value-type="float" office:value="3198" table:style-name="ce5">
            <text:p>3.198</text:p>
          </table:table-cell>
          <table:table-cell office:value-type="float" office:value="5222" table:style-name="ce5">
            <text:p>5.222</text:p>
          </table:table-cell>
          <table:table-cell office:value-type="float" office:value="1535" table:style-name="ce5">
            <text:p>1.535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527" table:style-name="ce5">
            <text:p>5.527</text:p>
          </table:table-cell>
          <table:table-cell office:value-type="float" office:value="2228" table:style-name="ce5">
            <text:p>2.228</text:p>
          </table:table-cell>
          <table:table-cell office:value-type="float" office:value="2201" table:style-name="ce5">
            <text:p>2.201</text:p>
          </table:table-cell>
          <table:table-cell office:value-type="float" office:value="17" table:style-name="ce5">
            <text:p>17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259" table:style-name="ce5">
            <text:p>4.259</text:p>
          </table:table-cell>
          <table:table-cell office:value-type="float" office:value="3156" table:style-name="ce5">
            <text:p>3.156</text:p>
          </table:table-cell>
          <table:table-cell office:value-type="float" office:value="4099" table:style-name="ce5">
            <text:p>4.099</text:p>
          </table:table-cell>
          <table:table-cell office:value-type="float" office:value="73" table:style-name="ce5">
            <text:p>73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562" table:style-name="ce5">
            <text:p>5.562</text:p>
          </table:table-cell>
          <table:table-cell office:value-type="float" office:value="1931" table:style-name="ce5">
            <text:p>1.931</text:p>
          </table:table-cell>
          <table:table-cell office:value-type="float" office:value="1818" table:style-name="ce5">
            <text:p>1.818</text:p>
          </table:table-cell>
          <table:table-cell office:value-type="float" office:value="88" table:style-name="ce5">
            <text:p>88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5392" table:style-name="ce5">
            <text:p>5.392</text:p>
          </table:table-cell>
          <table:table-cell office:value-type="float" office:value="2162" table:style-name="ce5">
            <text:p>2.162</text:p>
          </table:table-cell>
          <table:table-cell office:value-type="float" office:value="2476" table:style-name="ce5">
            <text:p>2.476</text:p>
          </table:table-cell>
          <table:table-cell office:value-type="float" office:value="73" table:style-name="ce5">
            <text:p>73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316" table:style-name="ce5">
            <text:p>5.316</text:p>
          </table:table-cell>
          <table:table-cell office:value-type="float" office:value="2727" table:style-name="ce5">
            <text:p>2.727</text:p>
          </table:table-cell>
          <table:table-cell office:value-type="float" office:value="2660" table:style-name="ce5">
            <text:p>2.660</text:p>
          </table:table-cell>
          <table:table-cell office:value-type="float" office:value="742" table:style-name="ce5">
            <text:p>74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5598" table:style-name="ce5">
            <text:p>5.598</text:p>
          </table:table-cell>
          <table:table-cell office:value-type="float" office:value="2488" table:style-name="ce5">
            <text:p>2.488</text:p>
          </table:table-cell>
          <table:table-cell office:value-type="float" office:value="1549" table:style-name="ce5">
            <text:p>1.549</text:p>
          </table:table-cell>
          <table:table-cell office:value-type="float" office:value="62" table:style-name="ce5">
            <text:p>6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734" table:style-name="ce5">
            <text:p>3.734</text:p>
          </table:table-cell>
          <table:table-cell office:value-type="float" office:value="2924" table:style-name="ce5">
            <text:p>2.924</text:p>
          </table:table-cell>
          <table:table-cell office:value-type="float" office:value="4576" table:style-name="ce5">
            <text:p>4.576</text:p>
          </table:table-cell>
          <table:table-cell office:value-type="float" office:value="1535" table:style-name="ce5">
            <text:p>1.535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152" table:style-name="ce5">
            <text:p>4.152</text:p>
          </table:table-cell>
          <table:table-cell office:value-type="float" office:value="602" table:style-name="ce5">
            <text:p>602</text:p>
          </table:table-cell>
          <table:table-cell office:value-type="float" office:value="488" table:style-name="ce5">
            <text:p>488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220" table:style-name="ce5">
            <text:p>3.220</text:p>
          </table:table-cell>
          <table:table-cell office:value-type="float" office:value="1149" table:style-name="ce5">
            <text:p>1.149</text:p>
          </table:table-cell>
          <table:table-cell office:value-type="float" office:value="2634" table:style-name="ce5">
            <text:p>2.634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141" table:style-name="ce5">
            <text:p>4.141</text:p>
          </table:table-cell>
          <table:table-cell office:value-type="float" office:value="405" table:style-name="ce5">
            <text:p>405</text:p>
          </table:table-cell>
          <table:table-cell office:value-type="float" office:value="491" table:style-name="ce5">
            <text:p>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042" table:style-name="ce5">
            <text:p>4.042</text:p>
          </table:table-cell>
          <table:table-cell office:value-type="float" office:value="964" table:style-name="ce5">
            <text:p>964</text:p>
          </table:table-cell>
          <table:table-cell office:value-type="float" office:value="868" table:style-name="ce5">
            <text:p>868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594" table:style-name="ce5">
            <text:p>3.594</text:p>
          </table:table-cell>
          <table:table-cell office:value-type="float" office:value="1729" table:style-name="ce5">
            <text:p>1.729</text:p>
          </table:table-cell>
          <table:table-cell office:value-type="float" office:value="1611" table:style-name="ce5">
            <text:p>1.611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939" table:style-name="ce5">
            <text:p>3.939</text:p>
          </table:table-cell>
          <table:table-cell office:value-type="float" office:value="1062" table:style-name="ce5">
            <text:p>1.062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office:value-type="float" office:value="2988" table:style-name="ce5">
            <text:p>2.988</text:p>
          </table:table-cell>
          <table:table-cell office:value-type="float" office:value="1405" table:style-name="ce5">
            <text:p>1.405</text:p>
          </table:table-cell>
          <table:table-cell office:value-type="float" office:value="2838" table:style-name="ce5">
            <text:p>2.838</text:p>
          </table:table-cell>
          <table:table-cell office:value-type="float" office:value="28" table:style-name="ce5">
            <text:p>28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993" table:style-name="ce5">
            <text:p>3.993</text:p>
          </table:table-cell>
          <table:table-cell office:value-type="float" office:value="714" table:style-name="ce5">
            <text:p>714</text:p>
          </table:table-cell>
          <table:table-cell office:value-type="float" office:value="821" table:style-name="ce5">
            <text:p>82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966" table:style-name="ce5">
            <text:p>2.966</text:p>
          </table:table-cell>
          <table:table-cell office:value-type="float" office:value="1389" table:style-name="ce5">
            <text:p>1.389</text:p>
          </table:table-cell>
          <table:table-cell office:value-type="float" office:value="2695" table:style-name="ce5">
            <text:p>2.695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053" table:style-name="ce5">
            <text:p>4.053</text:p>
          </table:table-cell>
          <table:table-cell office:value-type="float" office:value="448" table:style-name="ce5">
            <text:p>448</text:p>
          </table:table-cell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980" table:style-name="ce5">
            <text:p>3.980</text:p>
          </table:table-cell>
          <table:table-cell office:value-type="float" office:value="788" table:style-name="ce5">
            <text:p>788</text:p>
          </table:table-cell>
          <table:table-cell office:value-type="float" office:value="814" table:style-name="ce5">
            <text:p>81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619" table:style-name="ce5">
            <text:p>3.619</text:p>
          </table:table-cell>
          <table:table-cell office:value-type="float" office:value="1830" table:style-name="ce5">
            <text:p>1.830</text:p>
          </table:table-cell>
          <table:table-cell office:value-type="float" office:value="884" table:style-name="ce5">
            <text:p>884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850" table:style-name="ce5">
            <text:p>3.850</text:p>
          </table:table-cell>
          <table:table-cell office:value-type="float" office:value="1017" table:style-name="ce5">
            <text:p>1.017</text:p>
          </table:table-cell>
          <table:table-cell office:value-type="float" office:value="1138" table:style-name="ce5">
            <text:p>1.13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762" table:style-name="ce5">
            <text:p>2.762</text:p>
          </table:table-cell>
          <table:table-cell office:value-type="float" office:value="1368" table:style-name="ce5">
            <text:p>1.368</text:p>
          </table:table-cell>
          <table:table-cell office:value-type="float" office:value="2941" table:style-name="ce5">
            <text:p>2.941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786" table:style-name="ce5">
            <text:p>3.786</text:p>
          </table:table-cell>
          <table:table-cell office:value-type="float" office:value="2048" table:style-name="ce5">
            <text:p>2.048</text:p>
          </table:table-cell>
          <table:table-cell office:value-type="float" office:value="1345" table:style-name="ce5">
            <text:p>1.345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461" table:style-name="ce5">
            <text:p>3.461</text:p>
          </table:table-cell>
          <table:table-cell office:value-type="float" office:value="2690" table:style-name="ce5">
            <text:p>2.690</text:p>
          </table:table-cell>
          <table:table-cell office:value-type="float" office:value="1351" table:style-name="ce5">
            <text:p>1.351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856" table:style-name="ce5">
            <text:p>3.856</text:p>
          </table:table-cell>
          <table:table-cell office:value-type="float" office:value="1860" table:style-name="ce5">
            <text:p>1.860</text:p>
          </table:table-cell>
          <table:table-cell office:value-type="float" office:value="1279" table:style-name="ce5">
            <text:p>1.27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917" table:style-name="ce5">
            <text:p>3.917</text:p>
          </table:table-cell>
          <table:table-cell office:value-type="float" office:value="2166" table:style-name="ce5">
            <text:p>2.166</text:p>
          </table:table-cell>
          <table:table-cell office:value-type="float" office:value="606" table:style-name="ce5">
            <text:p>606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037" table:style-name="ce5">
            <text:p>3.037</text:p>
          </table:table-cell>
          <table:table-cell office:value-type="float" office:value="2294" table:style-name="ce5">
            <text:p>2.294</text:p>
          </table:table-cell>
          <table:table-cell office:value-type="float" office:value="2498" table:style-name="ce5">
            <text:p>2.498</text:p>
          </table:table-cell>
          <table:table-cell office:value-type="float" office:value="741" table:style-name="ce5">
            <text:p>741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627" table:style-name="ce5">
            <text:p>3.627</text:p>
          </table:table-cell>
          <table:table-cell office:value-type="float" office:value="2387" table:style-name="ce5">
            <text:p>2.387</text:p>
          </table:table-cell>
          <table:table-cell office:value-type="float" office:value="1349" table:style-name="ce5">
            <text:p>1.349</text:p>
          </table:table-cell>
          <table:table-cell office:value-type="float" office:value="60" table:style-name="ce5">
            <text:p>60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3073" table:style-name="ce5">
            <text:p>3.073</text:p>
          </table:table-cell>
          <table:table-cell office:value-type="float" office:value="2643" table:style-name="ce5">
            <text:p>2.643</text:p>
          </table:table-cell>
          <table:table-cell office:value-type="float" office:value="2265" table:style-name="ce5">
            <text:p>2.265</text:p>
          </table:table-cell>
          <table:table-cell office:value-type="float" office:value="57" table:style-name="ce5">
            <text:p>57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4855" table:style-name="ce5">
            <text:p>4.855</text:p>
          </table:table-cell>
          <table:table-cell office:value-type="float" office:value="878" table:style-name="ce5">
            <text:p>878</text:p>
          </table:table-cell>
          <table:table-cell office:value-type="float" office:value="1619" table:style-name="ce5">
            <text:p>1.619</text:p>
          </table:table-cell>
          <table:table-cell office:value-type="float" office:value="38" table:style-name="ce5">
            <text:p>38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3327" table:style-name="ce5">
            <text:p>3.327</text:p>
          </table:table-cell>
          <table:table-cell office:value-type="float" office:value="1680" table:style-name="ce5">
            <text:p>1.680</text:p>
          </table:table-cell>
          <table:table-cell office:value-type="float" office:value="3858" table:style-name="ce5">
            <text:p>3.858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5" table:style-name="ce5">
            <text:p>4.905</text:p>
          </table:table-cell>
          <table:table-cell office:value-type="float" office:value="503" table:style-name="ce5">
            <text:p>503</text:p>
          </table:table-cell>
          <table:table-cell office:value-type="float" office:value="1382" table:style-name="ce5">
            <text:p>1.382</text:p>
          </table:table-cell>
          <table:table-cell office:value-type="float" office:value="86" table:style-name="ce5">
            <text:p>86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4552" table:style-name="ce5">
            <text:p>4.552</text:p>
          </table:table-cell>
          <table:table-cell office:value-type="float" office:value="591" table:style-name="ce5">
            <text:p>591</text:p>
          </table:table-cell>
          <table:table-cell office:value-type="float" office:value="2420" table:style-name="ce5">
            <text:p>2.42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4" table:style-name="ce5">
            <text:p>4.794</text:p>
          </table:table-cell>
          <table:table-cell office:value-type="float" office:value="1401" table:style-name="ce5">
            <text:p>1.401</text:p>
          </table:table-cell>
          <table:table-cell office:value-type="float" office:value="1643" table:style-name="ce5">
            <text:p>1.64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7" table:style-name="ce5">
            <text:p>5.057</text:p>
          </table:table-cell>
          <table:table-cell office:value-type="float" office:value="848" table:style-name="ce5">
            <text:p>848</text:p>
          </table:table-cell>
          <table:table-cell office:value-type="float" office:value="815" table:style-name="ce5">
            <text:p>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62" table:style-name="ce5">
            <text:p>2.762</text:p>
          </table:table-cell>
          <table:table-cell office:value-type="float" office:value="1595" table:style-name="ce5">
            <text:p>1.595</text:p>
          </table:table-cell>
          <table:table-cell office:value-type="float" office:value="4060" table:style-name="ce5">
            <text:p>4.060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857" table:style-name="ce5">
            <text:p>1.857</text:p>
          </table:table-cell>
          <table:table-cell office:value-type="float" office:value="773" table:style-name="ce5">
            <text:p>773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3" table:style-name="ce5">
            <text:p>1.533</text:p>
          </table:table-cell>
          <table:table-cell office:value-type="float" office:value="882" table:style-name="ce5">
            <text:p>882</text:p>
          </table:table-cell>
          <table:table-cell office:value-type="float" office:value="967" table:style-name="ce5">
            <text:p>9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93" table:style-name="ce5">
            <text:p>1.993</text:p>
          </table:table-cell>
          <table:table-cell office:value-type="float" office:value="225" table:style-name="ce5">
            <text:p>225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0" table:style-name="ce5">
            <text:p>1.810</text:p>
          </table:table-cell>
          <table:table-cell office:value-type="float" office:value="870" table:style-name="ce5">
            <text:p>870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" table:style-name="ce5">
            <text:p>1.654</text:p>
          </table:table-cell>
          <table:table-cell office:value-type="float" office:value="870" table:style-name="ce5">
            <text:p>870</text:p>
          </table:table-cell>
          <table:table-cell office:value-type="float" office:value="765" table:style-name="ce5">
            <text:p>7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7" table:style-name="ce5">
            <text:p>1.817</text:p>
          </table:table-cell>
          <table:table-cell office:value-type="float" office:value="846" table:style-name="ce5">
            <text:p>846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3" table:style-name="ce5">
            <text:p>1.633</text:p>
          </table:table-cell>
          <table:table-cell office:value-type="float" office:value="1074" table:style-name="ce5">
            <text:p>1.074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238" table:style-name="ce5">
            <text:p>3.238</text:p>
          </table:table-cell>
          <table:table-cell office:value-type="float" office:value="1847" table:style-name="ce5">
            <text:p>1.847</text:p>
          </table:table-cell>
          <table:table-cell office:value-type="float" office:value="1425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981" table:style-name="ce5">
            <text:p>2.981</text:p>
          </table:table-cell>
          <table:table-cell office:value-type="float" office:value="2530" table:style-name="ce5">
            <text:p>2.530</text:p>
          </table:table-cell>
          <table:table-cell office:value-type="float" office:value="949" table:style-name="ce5">
            <text:p>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12" table:style-name="ce5">
            <text:p>3.312</text:p>
          </table:table-cell>
          <table:table-cell office:value-type="float" office:value="1848" table:style-name="ce5">
            <text:p>1.848</text:p>
          </table:table-cell>
          <table:table-cell office:value-type="float" office:value="1212" table:style-name="ce5">
            <text:p>1.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514" table:style-name="ce5">
            <text:p>3.514</text:p>
          </table:table-cell>
          <table:table-cell office:value-type="float" office:value="1780" table:style-name="ce5">
            <text:p>1.780</text:p>
          </table:table-cell>
          <table:table-cell office:value-type="float" office:value="474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419" table:style-name="ce5">
            <text:p>2.419</text:p>
          </table:table-cell>
          <table:table-cell office:value-type="float" office:value="2309" table:style-name="ce5">
            <text:p>2.309</text:p>
          </table:table-cell>
          <table:table-cell office:value-type="float" office:value="2074" table:style-name="ce5">
            <text:p>2.074</text:p>
          </table:table-cell>
          <table:table-cell office:value-type="float" office:value="741" table:style-name="ce5">
            <text:p>741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063" table:style-name="ce5">
            <text:p>3.063</text:p>
          </table:table-cell>
          <table:table-cell office:value-type="float" office:value="2195" table:style-name="ce5">
            <text:p>2.195</text:p>
          </table:table-cell>
          <table:table-cell office:value-type="float" office:value="1395" table:style-name="ce5">
            <text:p>1.3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523" table:style-name="ce5">
            <text:p>2.523</text:p>
          </table:table-cell>
          <table:table-cell office:value-type="float" office:value="2295" table:style-name="ce5">
            <text:p>2.295</text:p>
          </table:table-cell>
          <table:table-cell office:value-type="float" office:value="2157" table:style-name="ce5">
            <text:p>2.157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31" table:style-name="ce5">
            <text:p>5.631</text:p>
          </table:table-cell>
          <table:table-cell office:value-type="float" office:value="1172" table:style-name="ce5">
            <text:p>1.172</text:p>
          </table:table-cell>
          <table:table-cell office:value-type="float" office:value="942" table:style-name="ce5">
            <text:p>942</text:p>
          </table:table-cell>
          <table:table-cell office:value-type="float" office:value="42" table:style-name="ce5">
            <text:p>42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4126" table:style-name="ce5">
            <text:p>4.126</text:p>
          </table:table-cell>
          <table:table-cell office:value-type="float" office:value="1931" table:style-name="ce5">
            <text:p>1.931</text:p>
          </table:table-cell>
          <table:table-cell office:value-type="float" office:value="4413" table:style-name="ce5">
            <text:p>4.413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599" table:style-name="ce5">
            <text:p>5.599</text:p>
          </table:table-cell>
          <table:table-cell office:value-type="float" office:value="667" table:style-name="ce5">
            <text:p>667</text:p>
          </table:table-cell>
          <table:table-cell office:value-type="float" office:value="422" table:style-name="ce5">
            <text:p>422</text:p>
          </table:table-cell>
          <table:table-cell office:value-type="float" office:value="17" table:style-name="ce5">
            <text:p>17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264" table:style-name="ce5">
            <text:p>5.264</text:p>
          </table:table-cell>
          <table:table-cell office:value-type="float" office:value="1273" table:style-name="ce5">
            <text:p>1.273</text:p>
          </table:table-cell>
          <table:table-cell office:value-type="float" office:value="2510" table:style-name="ce5">
            <text:p>2.510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571" table:style-name="ce5">
            <text:p>5.571</text:p>
          </table:table-cell>
          <table:table-cell office:value-type="float" office:value="2013" table:style-name="ce5">
            <text:p>2.013</text:p>
          </table:table-cell>
          <table:table-cell office:value-type="float" office:value="1601" table:style-name="ce5">
            <text:p>1.601</text:p>
          </table:table-cell>
          <table:table-cell office:value-type="float" office:value="44" table:style-name="ce5">
            <text:p>44</text:p>
          </table:table-cell>
          <table:table-cell office:value-type="float" office:value="326" table:style-name="ce5">
            <text:p>326</text:p>
          </table:table-cell>
          <table:table-cell office:value-type="float" office:value="7" table:style-name="ce5">
            <text:p>7</text:p>
          </table:table-cell>
          <table:table-cell office:value-type="float" office:value="5542" table:style-name="ce5">
            <text:p>5.542</text:p>
          </table:table-cell>
          <table:table-cell office:value-type="float" office:value="1382" table:style-name="ce5">
            <text:p>1.382</text:p>
          </table:table-cell>
          <table:table-cell office:value-type="float" office:value="1345" table:style-name="ce5">
            <text:p>1.345</text:p>
          </table:table-cell>
          <table:table-cell office:value-type="float" office:value="62" table:style-name="ce5">
            <text:p>62</text:p>
          </table:table-cell>
          <table:table-cell office:value-type="float" office:value="331" table:style-name="ce5">
            <text:p>331</text:p>
          </table:table-cell>
          <table:table-cell office:value-type="float" office:value="7" table:style-name="ce5">
            <text:p>7</text:p>
          </table:table-cell>
          <table:table-cell office:value-type="float" office:value="3448" table:style-name="ce5">
            <text:p>3.448</text:p>
          </table:table-cell>
          <table:table-cell office:value-type="float" office:value="2206" table:style-name="ce5">
            <text:p>2.206</text:p>
          </table:table-cell>
          <table:table-cell office:value-type="float" office:value="4736" table:style-name="ce5">
            <text:p>4.736</text:p>
          </table:table-cell>
          <table:table-cell office:value-type="float" office:value="1535" table:style-name="ce5">
            <text:p>1.535</text:p>
          </table:table-cell>
          <table:table-cell office:value-type="float" office:value="331" table:style-name="ce5">
            <text:p>331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557" table:style-name="ce5">
            <text:p>3.557</text:p>
          </table:table-cell>
          <table:table-cell office:value-type="float" office:value="977" table:style-name="ce5">
            <text:p>977</text:p>
          </table:table-cell>
          <table:table-cell office:value-type="float" office:value="1403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531" table:style-name="ce5">
            <text:p>2.531</text:p>
          </table:table-cell>
          <table:table-cell office:value-type="float" office:value="1173" table:style-name="ce5">
            <text:p>1.173</text:p>
          </table:table-cell>
          <table:table-cell office:value-type="float" office:value="2811" table:style-name="ce5">
            <text:p>2.8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606" table:style-name="ce5">
            <text:p>3.606</text:p>
          </table:table-cell>
          <table:table-cell office:value-type="float" office:value="711" table:style-name="ce5">
            <text:p>711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771" table:style-name="ce5">
            <text:p>3.771</text:p>
          </table:table-cell>
          <table:table-cell office:value-type="float" office:value="930" table:style-name="ce5">
            <text:p>930</text:p>
          </table:table-cell>
          <table:table-cell office:value-type="float" office:value="488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59" table:style-name="ce5">
            <text:p>3.359</text:p>
          </table:table-cell>
          <table:table-cell office:value-type="float" office:value="1092" table:style-name="ce5">
            <text:p>1.092</text:p>
          </table:table-cell>
          <table:table-cell office:value-type="float" office:value="1627" table:style-name="ce5">
            <text:p>1.627</text:p>
          </table:table-cell>
          <table:table-cell office:value-type="float" office:value="710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747" table:style-name="ce5">
            <text:p>3.747</text:p>
          </table:table-cell>
          <table:table-cell office:value-type="float" office:value="1129" table:style-name="ce5">
            <text:p>1.129</text:p>
          </table:table-cell>
          <table:table-cell office:value-type="float" office:value="431" table:style-name="ce5">
            <text:p>4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597" table:style-name="ce5">
            <text:p>2.597</text:p>
          </table:table-cell>
          <table:table-cell office:value-type="float" office:value="1280" table:style-name="ce5">
            <text:p>1.280</text:p>
          </table:table-cell>
          <table:table-cell office:value-type="float" office:value="2729" table:style-name="ce5">
            <text:p>2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012" table:style-name="ce5">
            <text:p>5.012</text:p>
          </table:table-cell>
          <table:table-cell office:value-type="float" office:value="1902" table:style-name="ce5">
            <text:p>1.902</text:p>
          </table:table-cell>
          <table:table-cell office:value-type="float" office:value="1570" table:style-name="ce5">
            <text:p>1.570</text:p>
          </table:table-cell>
          <table:table-cell office:value-type="float" office:value="17" table:style-name="ce5">
            <text:p>17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3485" table:style-name="ce5">
            <text:p>3.485</text:p>
          </table:table-cell>
          <table:table-cell office:value-type="float" office:value="2595" table:style-name="ce5">
            <text:p>2.595</text:p>
          </table:table-cell>
          <table:table-cell office:value-type="float" office:value="3670" table:style-name="ce5">
            <text:p>3.670</text:p>
          </table:table-cell>
          <table:table-cell office:value-type="float" office:value="17" table:style-name="ce5">
            <text:p>17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5064" table:style-name="ce5">
            <text:p>5.064</text:p>
          </table:table-cell>
          <table:table-cell office:value-type="float" office:value="1768" table:style-name="ce5">
            <text:p>1.768</text:p>
          </table:table-cell>
          <table:table-cell office:value-type="float" office:value="1213" table:style-name="ce5">
            <text:p>1.213</text:p>
          </table:table-cell>
          <table:table-cell office:value-type="float" office:value="17" table:style-name="ce5">
            <text:p>17</text:p>
          </table:table-cell>
          <table:table-cell office:value-type="float" office:value="332" table:style-name="ce5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4589" table:style-name="ce5">
            <text:p>4.589</text:p>
          </table:table-cell>
          <table:table-cell office:value-type="float" office:value="1848" table:style-name="ce5">
            <text:p>1.848</text:p>
          </table:table-cell>
          <table:table-cell office:value-type="float" office:value="2471" table:style-name="ce5">
            <text:p>2.471</text:p>
          </table:table-cell>
          <table:table-cell office:value-type="float" office:value="17" table:style-name="ce5">
            <text:p>17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4481" table:style-name="ce5">
            <text:p>4.481</text:p>
          </table:table-cell>
          <table:table-cell office:value-type="float" office:value="2575" table:style-name="ce5">
            <text:p>2.575</text:p>
          </table:table-cell>
          <table:table-cell office:value-type="float" office:value="2288" table:style-name="ce5">
            <text:p>2.288</text:p>
          </table:table-cell>
          <table:table-cell office:value-type="float" office:value="211" table:style-name="ce5">
            <text:p>211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4951" table:style-name="ce5">
            <text:p>4.951</text:p>
          </table:table-cell>
          <table:table-cell office:value-type="float" office:value="2187" table:style-name="ce5">
            <text:p>2.187</text:p>
          </table:table-cell>
          <table:table-cell office:value-type="float" office:value="1353" table:style-name="ce5">
            <text:p>1.353</text:p>
          </table:table-cell>
          <table:table-cell office:value-type="float" office:value="62" table:style-name="ce5">
            <text:p>62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2622" table:style-name="ce5">
            <text:p>2.622</text:p>
          </table:table-cell>
          <table:table-cell office:value-type="float" office:value="2652" table:style-name="ce5">
            <text:p>2.652</text:p>
          </table:table-cell>
          <table:table-cell office:value-type="float" office:value="4097" table:style-name="ce5">
            <text:p>4.097</text:p>
          </table:table-cell>
          <table:table-cell office:value-type="float" office:value="1535" table:style-name="ce5">
            <text:p>1.535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620" table:style-name="ce5">
            <text:p>3.620</text:p>
          </table:table-cell>
          <table:table-cell office:value-type="float" office:value="866" table:style-name="ce5">
            <text:p>866</text:p>
          </table:table-cell>
          <table:table-cell office:value-type="float" office:value="634" table:style-name="ce5">
            <text:p>634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333" table:style-name="ce5">
            <text:p>3.333</text:p>
          </table:table-cell>
          <table:table-cell office:value-type="float" office:value="1657" table:style-name="ce5">
            <text:p>1.657</text:p>
          </table:table-cell>
          <table:table-cell office:value-type="float" office:value="1508" table:style-name="ce5">
            <text:p>1.508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637" table:style-name="ce5">
            <text:p>3.637</text:p>
          </table:table-cell>
          <table:table-cell office:value-type="float" office:value="530" table:style-name="ce5">
            <text:p>530</text:p>
          </table:table-cell>
          <table:table-cell office:value-type="float" office:value="407" table:style-name="ce5">
            <text:p>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644" table:style-name="ce5">
            <text:p>3.644</text:p>
          </table:table-cell>
          <table:table-cell office:value-type="float" office:value="1159" table:style-name="ce5">
            <text:p>1.159</text:p>
          </table:table-cell>
          <table:table-cell office:value-type="float" office:value="438" table:style-name="ce5">
            <text:p>438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446" table:style-name="ce5">
            <text:p>3.446</text:p>
          </table:table-cell>
          <table:table-cell office:value-type="float" office:value="1553" table:style-name="ce5">
            <text:p>1.553</text:p>
          </table:table-cell>
          <table:table-cell office:value-type="float" office:value="1199" table:style-name="ce5">
            <text:p>1.199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425" table:style-name="ce5">
            <text:p>3.425</text:p>
          </table:table-cell>
          <table:table-cell office:value-type="float" office:value="1118" table:style-name="ce5">
            <text:p>1.118</text:p>
          </table:table-cell>
          <table:table-cell office:value-type="float" office:value="1327" table:style-name="ce5">
            <text:p>1.327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office:value-type="float" office:value="3127" table:style-name="ce5">
            <text:p>3.127</text:p>
          </table:table-cell>
          <table:table-cell office:value-type="float" office:value="1614" table:style-name="ce5">
            <text:p>1.614</text:p>
          </table:table-cell>
          <table:table-cell office:value-type="float" office:value="2094" table:style-name="ce5">
            <text:p>2.094</text:p>
          </table:table-cell>
          <table:table-cell office:value-type="float" office:value="28" table:style-name="ce5">
            <text:p>28</text:p>
          </table:table-cell>
          <table:table-cell office:value-type="float" office:value="58" table:style-name="ce5">
            <text:p>58</text:p>
          </table:table-cell>
          <table:table-cell office:value-type="float" office:value="7" table:style-name="ce5">
            <text:p>7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54" table:style-name="ce5">
            <text:p>954</text:p>
          </table:table-cell>
          <table:table-cell office:value-type="float" office:value="323" table:style-name="ce5">
            <text:p>323</text:p>
          </table:table-cell>
          <table:table-cell office:value-type="float" office:value="302" table:style-name="ce5">
            <text:p>302</text:p>
          </table:table-cell>
          <table:table-cell office:value-type="float" office:value="42" table:style-name="ce5">
            <text:p>42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1000" table:style-name="ce5">
            <text:p>1.000</text:p>
          </table:table-cell>
          <table:table-cell office:value-type="float" office:value="395" table:style-name="ce5">
            <text:p>395</text:p>
          </table:table-cell>
          <table:table-cell office:value-type="float" office:value="383" table:style-name="ce5">
            <text:p>38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59" table:style-name="ce5">
            <text:p>959</text:p>
          </table:table-cell>
          <table:table-cell office:value-type="float" office:value="234" table:style-name="ce5">
            <text:p>234</text:p>
          </table:table-cell>
          <table:table-cell office:value-type="float" office:value="69" table:style-name="ce5">
            <text:p>69</text:p>
          </table:table-cell>
          <table:table-cell office:value-type="float" office:value="17" table:style-name="ce5">
            <text:p>17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988" table:style-name="ce5">
            <text:p>988</text:p>
          </table:table-cell>
          <table:table-cell office:value-type="float" office:value="223" table:style-name="ce5">
            <text:p>223</text:p>
          </table:table-cell>
          <table:table-cell office:value-type="float" office:value="155" table:style-name="ce5">
            <text:p>15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52" table:style-name="ce5">
            <text:p>952</text:p>
          </table:table-cell>
          <table:table-cell office:value-type="float" office:value="367" table:style-name="ce5">
            <text:p>367</text:p>
          </table:table-cell>
          <table:table-cell office:value-type="float" office:value="341" table:style-name="ce5">
            <text:p>341</text:p>
          </table:table-cell>
          <table:table-cell office:value-type="float" office:value="214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67" table:style-name="ce5">
            <text:p>967</text:p>
          </table:table-cell>
          <table:table-cell office:value-type="float" office:value="283" table:style-name="ce5">
            <text:p>283</text:p>
          </table:table-cell>
          <table:table-cell office:value-type="float" office:value="343" table:style-name="ce5">
            <text:p>343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596" table:style-name="ce5">
            <text:p>596</text:p>
          </table:table-cell>
          <table:table-cell office:value-type="float" office:value="770" table:style-name="ce5">
            <text:p>770</text:p>
          </table:table-cell>
          <table:table-cell office:value-type="float" office:value="685" table:style-name="ce5">
            <text:p>685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62" table:style-name="ce5">
            <text:p>3.562</text:p>
          </table:table-cell>
          <table:table-cell office:value-type="float" office:value="1113" table:style-name="ce5">
            <text:p>1.113</text:p>
          </table:table-cell>
          <table:table-cell office:value-type="float" office:value="1547" table:style-name="ce5">
            <text:p>1.5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743" table:style-name="ce5">
            <text:p>2.743</text:p>
          </table:table-cell>
          <table:table-cell office:value-type="float" office:value="1540" table:style-name="ce5">
            <text:p>1.540</text:p>
          </table:table-cell>
          <table:table-cell office:value-type="float" office:value="3065" table:style-name="ce5">
            <text:p>3.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533" table:style-name="ce5">
            <text:p>3.533</text:p>
          </table:table-cell>
          <table:table-cell office:value-type="float" office:value="650" table:style-name="ce5">
            <text:p>650</text:p>
          </table:table-cell>
          <table:table-cell office:value-type="float" office:value="1434" table:style-name="ce5">
            <text:p>1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701" table:style-name="ce5">
            <text:p>3.701</text:p>
          </table:table-cell>
          <table:table-cell office:value-type="float" office:value="1269" table:style-name="ce5">
            <text:p>1.269</text:p>
          </table:table-cell>
          <table:table-cell office:value-type="float" office:value="774" table:style-name="ce5">
            <text:p>7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252" table:style-name="ce5">
            <text:p>3.252</text:p>
          </table:table-cell>
          <table:table-cell office:value-type="float" office:value="2023" table:style-name="ce5">
            <text:p>2.023</text:p>
          </table:table-cell>
          <table:table-cell office:value-type="float" office:value="1713" table:style-name="ce5">
            <text:p>1.7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535" table:style-name="ce5">
            <text:p>3.535</text:p>
          </table:table-cell>
          <table:table-cell office:value-type="float" office:value="1388" table:style-name="ce5">
            <text:p>1.388</text:p>
          </table:table-cell>
          <table:table-cell office:value-type="float" office:value="1187" table:style-name="ce5">
            <text:p>1.187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666" table:style-name="ce5">
            <text:p>666</text:p>
          </table:table-cell>
          <table:table-cell office:value-type="float" office:value="3035" table:style-name="ce5">
            <text:p>3.035</text:p>
          </table:table-cell>
          <table:table-cell office:value-type="float" office:value="1603" table:style-name="ce5">
            <text:p>1.603</text:p>
          </table:table-cell>
          <table:table-cell office:value-type="float" office:value="2847" table:style-name="ce5">
            <text:p>2.847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666" table:style-name="ce5">
            <text:p>66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21" table:style-name="ce5">
            <text:p>1.521</text:p>
          </table:table-cell>
          <table:table-cell office:value-type="float" office:value="572" table:style-name="ce5">
            <text:p>572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30" table:style-name="ce5">
            <text:p>1.530</text:p>
          </table:table-cell>
          <table:table-cell office:value-type="float" office:value="750" table:style-name="ce5">
            <text:p>750</text:p>
          </table:table-cell>
          <table:table-cell office:value-type="float" office:value="725" table:style-name="ce5">
            <text:p>725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487" table:style-name="ce5">
            <text:p>1.487</text:p>
          </table:table-cell>
          <table:table-cell office:value-type="float" office:value="569" table:style-name="ce5">
            <text:p>569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48" table:style-name="ce5">
            <text:p>1.548</text:p>
          </table:table-cell>
          <table:table-cell office:value-type="float" office:value="561" table:style-name="ce5">
            <text:p>561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53" table:style-name="ce5">
            <text:p>1.553</text:p>
          </table:table-cell>
          <table:table-cell office:value-type="float" office:value="553" table:style-name="ce5">
            <text:p>553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520" table:style-name="ce5">
            <text:p>1.520</text:p>
          </table:table-cell>
          <table:table-cell office:value-type="float" office:value="543" table:style-name="ce5">
            <text:p>543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1309" table:style-name="ce5">
            <text:p>1.309</text:p>
          </table:table-cell>
          <table:table-cell office:value-type="float" office:value="602" table:style-name="ce5">
            <text:p>602</text:p>
          </table:table-cell>
          <table:table-cell office:value-type="float" office:value="1271" table:style-name="ce5">
            <text:p>1.271</text:p>
          </table:table-cell>
          <table:table-cell office:value-type="float" office:value="35" table:style-name="ce5">
            <text:p>35</text:p>
          </table:table-cell>
          <table:table-cell office:value-type="float" office:value="326" table:style-name="ce5">
            <text:p>326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44" table:style-name="ce5">
            <text:p>4.544</text:p>
          </table:table-cell>
          <table:table-cell office:value-type="float" office:value="1890" table:style-name="ce5">
            <text:p>1.890</text:p>
          </table:table-cell>
          <table:table-cell office:value-type="float" office:value="1569" table:style-name="ce5">
            <text:p>1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4" table:style-name="ce5">
            <text:p>3.424</text:p>
          </table:table-cell>
          <table:table-cell office:value-type="float" office:value="2745" table:style-name="ce5">
            <text:p>2.745</text:p>
          </table:table-cell>
          <table:table-cell office:value-type="float" office:value="3600" table:style-name="ce5">
            <text:p>3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1" table:style-name="ce5">
            <text:p>4.451</text:p>
          </table:table-cell>
          <table:table-cell office:value-type="float" office:value="1753" table:style-name="ce5">
            <text:p>1.753</text:p>
          </table:table-cell>
          <table:table-cell office:value-type="float" office:value="1214" table:style-name="ce5">
            <text:p>1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10" table:style-name="ce5">
            <text:p>4.210</text:p>
          </table:table-cell>
          <table:table-cell office:value-type="float" office:value="1862" table:style-name="ce5">
            <text:p>1.862</text:p>
          </table:table-cell>
          <table:table-cell office:value-type="float" office:value="2464" table:style-name="ce5">
            <text:p>2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5" table:style-name="ce5">
            <text:p>4.455</text:p>
          </table:table-cell>
          <table:table-cell office:value-type="float" office:value="2360" table:style-name="ce5">
            <text:p>2.360</text:p>
          </table:table-cell>
          <table:table-cell office:value-type="float" office:value="2406" table:style-name="ce5">
            <text:p>2.406</text:p>
          </table:table-cell>
          <table:table-cell office:value-type="float" office:value="710" table:style-name="ce5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4" table:style-name="ce5">
            <text:p>4.504</text:p>
          </table:table-cell>
          <table:table-cell office:value-type="float" office:value="2214" table:style-name="ce5">
            <text:p>2.214</text:p>
          </table:table-cell>
          <table:table-cell office:value-type="float" office:value="1434" table:style-name="ce5">
            <text:p>1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09" table:style-name="ce5">
            <text:p>2.809</text:p>
          </table:table-cell>
          <table:table-cell office:value-type="float" office:value="2571" table:style-name="ce5">
            <text:p>2.571</text:p>
          </table:table-cell>
          <table:table-cell office:value-type="float" office:value="4098" table:style-name="ce5">
            <text:p>4.098</text:p>
          </table:table-cell>
          <table:table-cell office:value-type="float" office:value="1533" table:style-name="ce5">
            <text:p>1.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3" table:style-name="ce5">
            <text:p>883</text:p>
          </table:table-cell>
          <table:table-cell office:value-type="float" office:value="152" table:style-name="ce5">
            <text:p>152</text:p>
          </table:table-cell>
          <table:table-cell office:value-type="float" office:value="122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3" table:style-name="ce5">
            <text:p>903</text:p>
          </table:table-cell>
          <table:table-cell office:value-type="float" office:value="309" table:style-name="ce5">
            <text:p>309</text:p>
          </table:table-cell>
          <table:table-cell office:value-type="float" office:value="245" table:style-name="ce5">
            <text:p>245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1" table:style-name="ce5">
            <text:p>881</text:p>
          </table:table-cell>
          <table:table-cell office:value-type="float" office:value="254" table:style-name="ce5">
            <text:p>254</text:p>
          </table:table-cell>
          <table:table-cell office:value-type="float" office:value="210" table:style-name="ce5">
            <text:p>210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9" table:style-name="ce5">
            <text:p>879</text:p>
          </table:table-cell>
          <table:table-cell office:value-type="float" office:value="347" table:style-name="ce5">
            <text:p>347</text:p>
          </table:table-cell>
          <table:table-cell office:value-type="float" office:value="245" table:style-name="ce5">
            <text:p>245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4" table:style-name="ce5">
            <text:p>894</text:p>
          </table:table-cell>
          <table:table-cell office:value-type="float" office:value="123" table:style-name="ce5">
            <text:p>123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5" table:style-name="ce5">
            <text:p>825</text:p>
          </table:table-cell>
          <table:table-cell office:value-type="float" office:value="303" table:style-name="ce5">
            <text:p>303</text:p>
          </table:table-cell>
          <table:table-cell office:value-type="float" office:value="538" table:style-name="ce5">
            <text:p>538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38" table:style-name="ce5">
            <text:p>4.438</text:p>
          </table:table-cell>
          <table:table-cell office:value-type="float" office:value="2090" table:style-name="ce5">
            <text:p>2.090</text:p>
          </table:table-cell>
          <table:table-cell office:value-type="float" office:value="1584" table:style-name="ce5">
            <text:p>1.584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3515" table:style-name="ce5">
            <text:p>3.515</text:p>
          </table:table-cell>
          <table:table-cell office:value-type="float" office:value="2695" table:style-name="ce5">
            <text:p>2.695</text:p>
          </table:table-cell>
          <table:table-cell office:value-type="float" office:value="2732" table:style-name="ce5">
            <text:p>2.732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569" table:style-name="ce5">
            <text:p>4.569</text:p>
          </table:table-cell>
          <table:table-cell office:value-type="float" office:value="1814" table:style-name="ce5">
            <text:p>1.814</text:p>
          </table:table-cell>
          <table:table-cell office:value-type="float" office:value="1233" table:style-name="ce5">
            <text:p>1.233</text:p>
          </table:table-cell>
          <table:table-cell office:value-type="float" office:value="86" table:style-name="ce5">
            <text:p>86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599" table:style-name="ce5">
            <text:p>4.599</text:p>
          </table:table-cell>
          <table:table-cell office:value-type="float" office:value="2130" table:style-name="ce5">
            <text:p>2.130</text:p>
          </table:table-cell>
          <table:table-cell office:value-type="float" office:value="381" table:style-name="ce5">
            <text:p>381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133" table:style-name="ce5">
            <text:p>4.133</text:p>
          </table:table-cell>
          <table:table-cell office:value-type="float" office:value="2279" table:style-name="ce5">
            <text:p>2.279</text:p>
          </table:table-cell>
          <table:table-cell office:value-type="float" office:value="2273" table:style-name="ce5">
            <text:p>2.273</text:p>
          </table:table-cell>
          <table:table-cell office:value-type="float" office:value="210" table:style-name="ce5">
            <text:p>210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201" table:style-name="ce5">
            <text:p>4.201</text:p>
          </table:table-cell>
          <table:table-cell office:value-type="float" office:value="2409" table:style-name="ce5">
            <text:p>2.409</text:p>
          </table:table-cell>
          <table:table-cell office:value-type="float" office:value="1709" table:style-name="ce5">
            <text:p>1.709</text:p>
          </table:table-cell>
          <table:table-cell office:value-type="float" office:value="0" table:style-name="ce5">
            <text:p>0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3180" table:style-name="ce5">
            <text:p>3.180</text:p>
          </table:table-cell>
          <table:table-cell office:value-type="float" office:value="2717" table:style-name="ce5">
            <text:p>2.717</text:p>
          </table:table-cell>
          <table:table-cell office:value-type="float" office:value="3201" table:style-name="ce5">
            <text:p>3.201</text:p>
          </table:table-cell>
          <table:table-cell office:value-type="float" office:value="57" table:style-name="ce5">
            <text:p>57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42" table:style-name="ce5">
            <text:p>3.042</text:p>
          </table:table-cell>
          <table:table-cell office:value-type="float" office:value="659" table:style-name="ce5">
            <text:p>659</text:p>
          </table:table-cell>
          <table:table-cell office:value-type="float" office:value="754" table:style-name="ce5">
            <text:p>754</text:p>
          </table:table-cell>
          <table:table-cell office:value-type="float" office:value="42" table:style-name="ce5">
            <text:p>42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2667" table:style-name="ce5">
            <text:p>2.667</text:p>
          </table:table-cell>
          <table:table-cell office:value-type="float" office:value="1558" table:style-name="ce5">
            <text:p>1.558</text:p>
          </table:table-cell>
          <table:table-cell office:value-type="float" office:value="1389" table:style-name="ce5">
            <text:p>1.389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073" table:style-name="ce5">
            <text:p>3.073</text:p>
          </table:table-cell>
          <table:table-cell office:value-type="float" office:value="505" table:style-name="ce5">
            <text:p>505</text:p>
          </table:table-cell>
          <table:table-cell office:value-type="float" office:value="358" table:style-name="ce5">
            <text:p>358</text:p>
          </table:table-cell>
          <table:table-cell office:value-type="float" office:value="17" table:style-name="ce5">
            <text:p>17</text:p>
          </table:table-cell>
          <table:table-cell office:value-type="float" office:value="63" table:style-name="ce5">
            <text:p>63</text:p>
          </table:table-cell>
          <table:table-cell office:value-type="float" office:value="7" table:style-name="ce5">
            <text:p>7</text:p>
          </table:table-cell>
          <table:table-cell office:value-type="float" office:value="2997" table:style-name="ce5">
            <text:p>2.997</text:p>
          </table:table-cell>
          <table:table-cell office:value-type="float" office:value="793" table:style-name="ce5">
            <text:p>793</text:p>
          </table:table-cell>
          <table:table-cell office:value-type="float" office:value="920" table:style-name="ce5">
            <text:p>92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627" table:style-name="ce5">
            <text:p>2.627</text:p>
          </table:table-cell>
          <table:table-cell office:value-type="float" office:value="1550" table:style-name="ce5">
            <text:p>1.550</text:p>
          </table:table-cell>
          <table:table-cell office:value-type="float" office:value="1247" table:style-name="ce5">
            <text:p>1.247</text:p>
          </table:table-cell>
          <table:table-cell office:value-type="float" office:value="711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009" table:style-name="ce5">
            <text:p>3.009</text:p>
          </table:table-cell>
          <table:table-cell office:value-type="float" office:value="846" table:style-name="ce5">
            <text:p>846</text:p>
          </table:table-cell>
          <table:table-cell office:value-type="float" office:value="861" table:style-name="ce5">
            <text:p>861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860" table:style-name="ce5">
            <text:p>1.860</text:p>
          </table:table-cell>
          <table:table-cell office:value-type="float" office:value="1491" table:style-name="ce5">
            <text:p>1.491</text:p>
          </table:table-cell>
          <table:table-cell office:value-type="float" office:value="2012" table:style-name="ce5">
            <text:p>2.012</text:p>
          </table:table-cell>
          <table:table-cell office:value-type="float" office:value="1534" table:style-name="ce5">
            <text:p>1.53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29" table:style-name="ce5">
            <text:p>4.729</text:p>
          </table:table-cell>
          <table:table-cell office:value-type="float" office:value="2171" table:style-name="ce5">
            <text:p>2.171</text:p>
          </table:table-cell>
          <table:table-cell office:value-type="float" office:value="1745" table:style-name="ce5">
            <text:p>1.745</text:p>
          </table:table-cell>
          <table:table-cell office:value-type="float" office:value="42" table:style-name="ce5">
            <text:p>42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004" table:style-name="ce5">
            <text:p>4.004</text:p>
          </table:table-cell>
          <table:table-cell office:value-type="float" office:value="2966" table:style-name="ce5">
            <text:p>2.966</text:p>
          </table:table-cell>
          <table:table-cell office:value-type="float" office:value="3018" table:style-name="ce5">
            <text:p>3.018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741" table:style-name="ce5">
            <text:p>4.741</text:p>
          </table:table-cell>
          <table:table-cell office:value-type="float" office:value="1878" table:style-name="ce5">
            <text:p>1.878</text:p>
          </table:table-cell>
          <table:table-cell office:value-type="float" office:value="1284" table:style-name="ce5">
            <text:p>1.284</text:p>
          </table:table-cell>
          <table:table-cell office:value-type="float" office:value="88" table:style-name="ce5">
            <text:p>88</text:p>
          </table:table-cell>
          <table:table-cell office:value-type="float" office:value="332" table:style-name="ce5">
            <text:p>332</text:p>
          </table:table-cell>
          <table:table-cell office:value-type="float" office:value="666" table:style-name="ce5">
            <text:p>666</text:p>
          </table:table-cell>
          <table:table-cell office:value-type="float" office:value="4798" table:style-name="ce5">
            <text:p>4.798</text:p>
          </table:table-cell>
          <table:table-cell office:value-type="float" office:value="2246" table:style-name="ce5">
            <text:p>2.246</text:p>
          </table:table-cell>
          <table:table-cell office:value-type="float" office:value="995" table:style-name="ce5">
            <text:p>995</text:p>
          </table:table-cell>
          <table:table-cell office:value-type="float" office:value="34" table:style-name="ce5">
            <text:p>34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461" table:style-name="ce5">
            <text:p>4.461</text:p>
          </table:table-cell>
          <table:table-cell office:value-type="float" office:value="2715" table:style-name="ce5">
            <text:p>2.715</text:p>
          </table:table-cell>
          <table:table-cell office:value-type="float" office:value="2528" table:style-name="ce5">
            <text:p>2.528</text:p>
          </table:table-cell>
          <table:table-cell office:value-type="float" office:value="742" table:style-name="ce5">
            <text:p>742</text:p>
          </table:table-cell>
          <table:table-cell office:value-type="float" office:value="326" table:style-name="ce5">
            <text:p>326</text:p>
          </table:table-cell>
          <table:table-cell office:value-type="float" office:value="666" table:style-name="ce5">
            <text:p>666</text:p>
          </table:table-cell>
          <table:table-cell office:value-type="float" office:value="4523" table:style-name="ce5">
            <text:p>4.523</text:p>
          </table:table-cell>
          <table:table-cell office:value-type="float" office:value="2539" table:style-name="ce5">
            <text:p>2.539</text:p>
          </table:table-cell>
          <table:table-cell office:value-type="float" office:value="1895" table:style-name="ce5">
            <text:p>1.895</text:p>
          </table:table-cell>
          <table:table-cell office:value-type="float" office:value="62" table:style-name="ce5">
            <text:p>62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office:value-type="float" office:value="3423" table:style-name="ce5">
            <text:p>3.423</text:p>
          </table:table-cell>
          <table:table-cell office:value-type="float" office:value="2958" table:style-name="ce5">
            <text:p>2.958</text:p>
          </table:table-cell>
          <table:table-cell office:value-type="float" office:value="3657" table:style-name="ce5">
            <text:p>3.657</text:p>
          </table:table-cell>
          <table:table-cell office:value-type="float" office:value="1535" table:style-name="ce5">
            <text:p>1.535</text:p>
          </table:table-cell>
          <table:table-cell office:value-type="float" office:value="331" table:style-name="ce5">
            <text:p>331</text:p>
          </table:table-cell>
          <table:table-cell office:value-type="float" office:value="666" table:style-name="ce5">
            <text:p>666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879" table:style-name="ce5">
            <text:p>4.879</text:p>
          </table:table-cell>
          <table:table-cell office:value-type="float" office:value="777" table:style-name="ce5">
            <text:p>777</text:p>
          </table:table-cell>
          <table:table-cell office:value-type="float" office:value="1420" table:style-name="ce5">
            <text:p>1.4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46" table:style-name="ce5">
            <text:p>3.346</text:p>
          </table:table-cell>
          <table:table-cell office:value-type="float" office:value="1464" table:style-name="ce5">
            <text:p>1.464</text:p>
          </table:table-cell>
          <table:table-cell office:value-type="float" office:value="3812" table:style-name="ce5">
            <text:p>3.812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0" table:style-name="ce5">
            <text:p>4.900</text:p>
          </table:table-cell>
          <table:table-cell office:value-type="float" office:value="610" table:style-name="ce5">
            <text:p>610</text:p>
          </table:table-cell>
          <table:table-cell office:value-type="float" office:value="137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0" table:style-name="ce5">
            <text:p>4.520</text:p>
          </table:table-cell>
          <table:table-cell office:value-type="float" office:value="701" table:style-name="ce5">
            <text:p>701</text:p>
          </table:table-cell>
          <table:table-cell office:value-type="float" office:value="2427" table:style-name="ce5">
            <text:p>2.427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79" table:style-name="ce5">
            <text:p>4.579</text:p>
          </table:table-cell>
          <table:table-cell office:value-type="float" office:value="1731" table:style-name="ce5">
            <text:p>1.731</text:p>
          </table:table-cell>
          <table:table-cell office:value-type="float" office:value="1720" table:style-name="ce5">
            <text:p>1.72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60" table:style-name="ce5">
            <text:p>5.060</text:p>
          </table:table-cell>
          <table:table-cell office:value-type="float" office:value="896" table:style-name="ce5">
            <text:p>896</text:p>
          </table:table-cell>
          <table:table-cell office:value-type="float" office:value="342" table:style-name="ce5">
            <text:p>3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03" table:style-name="ce5">
            <text:p>3.203</text:p>
          </table:table-cell>
          <table:table-cell office:value-type="float" office:value="1309" table:style-name="ce5">
            <text:p>1.309</text:p>
          </table:table-cell>
          <table:table-cell office:value-type="float" office:value="3999" table:style-name="ce5">
            <text:p>3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DIRECTORES DE ESCUELAS URBANAS, POR SU PERCEPCIÓN SOBRE 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08" table:style-name="ce5">
            <text:p>6.308</text:p>
          </table:table-cell>
          <table:table-cell office:value-type="float" office:value="2334" table:style-name="ce5">
            <text:p>2.334</text:p>
          </table:table-cell>
          <table:table-cell office:value-type="float" office:value="230" table:style-name="ce5">
            <text:p>230</text:p>
          </table:table-cell>
          <table:table-cell office:value-type="float" office:value="62" table:style-name="ce5">
            <text:p>62</text:p>
          </table:table-cell>
          <table:table-cell office:value-type="float" office:value="5763" table:style-name="ce5">
            <text:p>5.763</text:p>
          </table:table-cell>
          <table:table-cell office:value-type="float" office:value="4516" table:style-name="ce5">
            <text:p>4.516</text:p>
          </table:table-cell>
          <table:table-cell office:value-type="float" office:value="313" table:style-name="ce5">
            <text:p>313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834" table:style-name="ce5">
            <text:p>5.834</text:p>
          </table:table-cell>
          <table:table-cell office:value-type="float" office:value="2146" table:style-name="ce5">
            <text:p>2.146</text:p>
          </table:table-cell>
          <table:table-cell office:value-type="float" office:value="224" table:style-name="ce5">
            <text:p>224</text:p>
          </table:table-cell>
          <table:table-cell office:value-type="float" office:value="62" table:style-name="ce5">
            <text:p>62</text:p>
          </table:table-cell>
          <table:table-cell office:value-type="float" office:value="5056" table:style-name="ce5">
            <text:p>5.056</text:p>
          </table:table-cell>
          <table:table-cell office:value-type="float" office:value="4235" table:style-name="ce5">
            <text:p>4.235</text:p>
          </table:table-cell>
          <table:table-cell office:value-type="float" office:value="250" table:style-name="ce5">
            <text:p>250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094" table:style-name="ce5">
            <text:p>4.094</text:p>
          </table:table-cell>
          <table:table-cell office:value-type="float" office:value="1013" table:style-name="ce5">
            <text:p>1.013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3801" table:style-name="ce5">
            <text:p>3.801</text:p>
          </table:table-cell>
          <table:table-cell office:value-type="float" office:value="1943" table:style-name="ce5">
            <text:p>1.943</text:p>
          </table:table-cell>
          <table:table-cell office:value-type="float" office:value="188" table:style-name="ce5">
            <text:p>18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966" table:style-name="ce5">
            <text:p>3.966</text:p>
          </table:table-cell>
          <table:table-cell office:value-type="float" office:value="1057" table:style-name="ce5">
            <text:p>1.057</text:p>
          </table:table-cell>
          <table:table-cell office:value-type="float" office:value="127" table:style-name="ce5">
            <text:p>127</text:p>
          </table:table-cell>
          <table:table-cell office:value-type="float" office:value="62" table:style-name="ce5">
            <text:p>62</text:p>
          </table:table-cell>
          <table:table-cell office:value-type="float" office:value="3435" table:style-name="ce5">
            <text:p>3.435</text:p>
          </table:table-cell>
          <table:table-cell office:value-type="float" office:value="2347" table:style-name="ce5">
            <text:p>2.347</text:p>
          </table:table-cell>
          <table:table-cell office:value-type="float" office:value="198" table:style-name="ce5">
            <text:p>198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099" table:style-name="ce5">
            <text:p>4.099</text:p>
          </table:table-cell>
          <table:table-cell office:value-type="float" office:value="1819" table:style-name="ce5">
            <text:p>1.819</text:p>
          </table:table-cell>
          <table:table-cell office:value-type="float" office:value="191" table:style-name="ce5">
            <text:p>191</text:p>
          </table:table-cell>
          <table:table-cell office:value-type="float" office:value="0" table:style-name="ce5">
            <text:p>0</text:p>
          </table:table-cell>
          <table:table-cell office:value-type="float" office:value="3486" table:style-name="ce5">
            <text:p>3.486</text:p>
          </table:table-cell>
          <table:table-cell office:value-type="float" office:value="3045" table:style-name="ce5">
            <text:p>3.045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043" table:style-name="ce5">
            <text:p>5.043</text:p>
          </table:table-cell>
          <table:table-cell office:value-type="float" office:value="1120" table:style-name="ce5">
            <text:p>1.12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4465" table:style-name="ce5">
            <text:p>4.465</text:p>
          </table:table-cell>
          <table:table-cell office:value-type="float" office:value="2838" table:style-name="ce5">
            <text:p>2.8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904" table:style-name="ce5">
            <text:p>1.904</text:p>
          </table:table-cell>
          <table:table-cell office:value-type="float" office:value="657" table:style-name="ce5">
            <text:p>657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office:value-type="float" office:value="1460" table:style-name="ce5">
            <text:p>1.460</text:p>
          </table:table-cell>
          <table:table-cell office:value-type="float" office:value="1387" table:style-name="ce5">
            <text:p>1.387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608" table:style-name="ce5">
            <text:p>3.608</text:p>
          </table:table-cell>
          <table:table-cell office:value-type="float" office:value="1638" table:style-name="ce5">
            <text:p>1.638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2877" table:style-name="ce5">
            <text:p>2.877</text:p>
          </table:table-cell>
          <table:table-cell office:value-type="float" office:value="2825" table:style-name="ce5">
            <text:p>2.825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27" table:style-name="ce5">
            <text:p>5.627</text:p>
          </table:table-cell>
          <table:table-cell office:value-type="float" office:value="1521" table:style-name="ce5">
            <text:p>1.521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5106" table:style-name="ce5">
            <text:p>5.106</text:p>
          </table:table-cell>
          <table:table-cell office:value-type="float" office:value="3414" table:style-name="ce5">
            <text:p>3.414</text:p>
          </table:table-cell>
          <table:table-cell office:value-type="float" office:value="278" table:style-name="ce5">
            <text:p>27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813" table:style-name="ce5">
            <text:p>3.813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office:value-type="float" office:value="2822" table:style-name="ce5">
            <text:p>2.822</text:p>
          </table:table-cell>
          <table:table-cell office:value-type="float" office:value="2830" table:style-name="ce5">
            <text:p>2.830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153" table:style-name="ce5">
            <text:p>5.153</text:p>
          </table:table-cell>
          <table:table-cell office:value-type="float" office:value="1545" table:style-name="ce5">
            <text:p>1.545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4643" table:style-name="ce5">
            <text:p>4.643</text:p>
          </table:table-cell>
          <table:table-cell office:value-type="float" office:value="3136" table:style-name="ce5">
            <text:p>3.136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563" table:style-name="ce5">
            <text:p>3.563</text:p>
          </table:table-cell>
          <table:table-cell office:value-type="float" office:value="1267" table:style-name="ce5">
            <text:p>1.267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3368" table:style-name="ce5">
            <text:p>3.368</text:p>
          </table:table-cell>
          <table:table-cell office:value-type="float" office:value="2052" table:style-name="ce5">
            <text:p>2.052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28" table:style-name="ce5">
            <text:p>928</text:p>
          </table:table-cell>
          <table:table-cell office:value-type="float" office:value="473" table:style-name="ce5">
            <text:p>473</text:p>
          </table:table-cell>
          <table:table-cell office:value-type="float" office:value="150" table:style-name="ce5">
            <text:p>150</text:p>
          </table:table-cell>
          <table:table-cell office:value-type="float" office:value="62" table:style-name="ce5">
            <text:p>62</text:p>
          </table:table-cell>
          <table:table-cell office:value-type="float" office:value="710" table:style-name="ce5">
            <text:p>710</text:p>
          </table:table-cell>
          <table:table-cell office:value-type="float" office:value="854" table:style-name="ce5">
            <text:p>854</text:p>
          </table:table-cell>
          <table:table-cell office:value-type="float" office:value="220" table:style-name="ce5">
            <text:p>220</text:p>
          </table:table-cell>
          <table:table-cell office:value-type="float" office:value="62" table:style-name="ce5">
            <text:p>6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65" table:style-name="ce5">
            <text:p>3.765</text:p>
          </table:table-cell>
          <table:table-cell office:value-type="float" office:value="1509" table:style-name="ce5">
            <text:p>1.509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3595" table:style-name="ce5">
            <text:p>3.595</text:p>
          </table:table-cell>
          <table:table-cell office:value-type="float" office:value="2312" table:style-name="ce5">
            <text:p>2.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00" table:style-name="ce5">
            <text:p>1.500</text:p>
          </table:table-cell>
          <table:table-cell office:value-type="float" office:value="596" table:style-name="ce5">
            <text:p>596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061" table:style-name="ce5">
            <text:p>1.061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59" table:style-name="ce5">
            <text:p>4.659</text:p>
          </table:table-cell>
          <table:table-cell office:value-type="float" office:value="1584" table:style-name="ce5">
            <text:p>1.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05" table:style-name="ce5">
            <text:p>4.105</text:p>
          </table:table-cell>
          <table:table-cell office:value-type="float" office:value="3605" table:style-name="ce5">
            <text:p>3.605</text:p>
          </table:table-cell>
          <table:table-cell office:value-type="float" office:value="154" table:style-name="ce5">
            <text:p>154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94" table:style-name="ce5">
            <text:p>894</text:p>
          </table:table-cell>
          <table:table-cell office:value-type="float" office:value="283" table:style-name="ce5">
            <text:p>28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883" table:style-name="ce5">
            <text:p>883</text:p>
          </table:table-cell>
          <table:table-cell office:value-type="float" office:value="444" table:style-name="ce5">
            <text:p>444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59" table:style-name="ce5">
            <text:p>4.759</text:p>
          </table:table-cell>
          <table:table-cell office:value-type="float" office:value="1755" table:style-name="ce5">
            <text:p>1.755</text:p>
          </table:table-cell>
          <table:table-cell office:value-type="float" office:value="220" table:style-name="ce5">
            <text:p>220</text:p>
          </table:table-cell>
          <table:table-cell office:value-type="float" office:value="0" table:style-name="ce5">
            <text:p>0</text:p>
          </table:table-cell>
          <table:table-cell office:value-type="float" office:value="4131" table:style-name="ce5">
            <text:p>4.131</text:p>
          </table:table-cell>
          <table:table-cell office:value-type="float" office:value="3195" table:style-name="ce5">
            <text:p>3.195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065" table:style-name="ce5">
            <text:p>3.065</text:p>
          </table:table-cell>
          <table:table-cell office:value-type="float" office:value="957" table:style-name="ce5">
            <text:p>957</text:p>
          </table:table-cell>
          <table:table-cell office:value-type="float" office:value="66" table:style-name="ce5">
            <text:p>66</text:p>
          </table:table-cell>
          <table:table-cell office:value-type="float" office:value="62" table:style-name="ce5">
            <text:p>62</text:p>
          </table:table-cell>
          <table:table-cell office:value-type="float" office:value="2829" table:style-name="ce5">
            <text:p>2.829</text:p>
          </table:table-cell>
          <table:table-cell office:value-type="float" office:value="1743" table:style-name="ce5">
            <text:p>1.743</text:p>
          </table:table-cell>
          <table:table-cell office:value-type="float" office:value="156" table:style-name="ce5">
            <text:p>156</text:p>
          </table:table-cell>
          <table:table-cell office:value-type="float" office:value="62" table:style-name="ce5">
            <text:p>6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97" table:style-name="ce5">
            <text:p>4.897</text:p>
          </table:table-cell>
          <table:table-cell office:value-type="float" office:value="1982" table:style-name="ce5">
            <text:p>1.982</text:p>
          </table:table-cell>
          <table:table-cell office:value-type="float" office:value="230" table:style-name="ce5">
            <text:p>230</text:p>
          </table:table-cell>
          <table:table-cell office:value-type="float" office:value="62" table:style-name="ce5">
            <text:p>62</text:p>
          </table:table-cell>
          <table:table-cell office:value-type="float" office:value="4515" table:style-name="ce5">
            <text:p>4.515</text:p>
          </table:table-cell>
          <table:table-cell office:value-type="float" office:value="3508" table:style-name="ce5">
            <text:p>3.508</text:p>
          </table:table-cell>
          <table:table-cell office:value-type="float" office:value="311" table:style-name="ce5">
            <text:p>311</text:p>
          </table:table-cell>
          <table:table-cell office:value-type="float" office:value="62" table:style-name="ce5">
            <text:p>6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06" table:style-name="ce5">
            <text:p>5.006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73" table:style-name="ce5">
            <text:p>4.273</text:p>
          </table:table-cell>
          <table:table-cell office:value-type="float" office:value="3023" table:style-name="ce5">
            <text:p>3.023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DIRECTORE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11" table:style-name="ce5">
            <text:p>5.511</text:p>
          </table:table-cell>
          <table:table-cell office:value-type="float" office:value="3496" table:style-name="ce5">
            <text:p>3.496</text:p>
          </table:table-cell>
          <table:table-cell office:value-type="float" office:value="3807" table:style-name="ce5">
            <text:p>3.807</text:p>
          </table:table-cell>
          <table:table-cell office:value-type="float" office:value="1170" table:style-name="ce5">
            <text:p>1.170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94" table:style-name="ce5">
            <text:p>4.894</text:p>
          </table:table-cell>
          <table:table-cell office:value-type="float" office:value="3266" table:style-name="ce5">
            <text:p>3.266</text:p>
          </table:table-cell>
          <table:table-cell office:value-type="float" office:value="4944" table:style-name="ce5">
            <text:p>4.944</text:p>
          </table:table-cell>
          <table:table-cell office:value-type="float" office:value="963" table:style-name="ce5">
            <text:p>96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564" table:style-name="ce5">
            <text:p>5.564</text:p>
          </table:table-cell>
          <table:table-cell office:value-type="float" office:value="3123" table:style-name="ce5">
            <text:p>3.123</text:p>
          </table:table-cell>
          <table:table-cell office:value-type="float" office:value="3848" table:style-name="ce5">
            <text:p>3.848</text:p>
          </table:table-cell>
          <table:table-cell office:value-type="float" office:value="978" table:style-name="ce5">
            <text:p>978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5631" table:style-name="ce5">
            <text:p>5.631</text:p>
          </table:table-cell>
          <table:table-cell office:value-type="float" office:value="3016" table:style-name="ce5">
            <text:p>3.016</text:p>
          </table:table-cell>
          <table:table-cell office:value-type="float" office:value="3811" table:style-name="ce5">
            <text:p>3.811</text:p>
          </table:table-cell>
          <table:table-cell office:value-type="float" office:value="707" table:style-name="ce5">
            <text:p>707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5535" table:style-name="ce5">
            <text:p>5.535</text:p>
          </table:table-cell>
          <table:table-cell office:value-type="float" office:value="3702" table:style-name="ce5">
            <text:p>3.702</text:p>
          </table:table-cell>
          <table:table-cell office:value-type="float" office:value="3008" table:style-name="ce5">
            <text:p>3.008</text:p>
          </table:table-cell>
          <table:table-cell office:value-type="float" office:value="1020" table:style-name="ce5">
            <text:p>1.020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5647" table:style-name="ce5">
            <text:p>5.647</text:p>
          </table:table-cell>
          <table:table-cell office:value-type="float" office:value="3406" table:style-name="ce5">
            <text:p>3.406</text:p>
          </table:table-cell>
          <table:table-cell office:value-type="float" office:value="3192" table:style-name="ce5">
            <text:p>3.192</text:p>
          </table:table-cell>
          <table:table-cell office:value-type="float" office:value="1088" table:style-name="ce5">
            <text:p>1.088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4295" table:style-name="ce5">
            <text:p>4.295</text:p>
          </table:table-cell>
          <table:table-cell office:value-type="float" office:value="5168" table:style-name="ce5">
            <text:p>5.168</text:p>
          </table:table-cell>
          <table:table-cell office:value-type="float" office:value="3973" table:style-name="ce5">
            <text:p>3.973</text:p>
          </table:table-cell>
          <table:table-cell office:value-type="float" office:value="725" table:style-name="ce5">
            <text:p>725</text:p>
          </table:table-cell>
          <table:table-cell office:value-type="float" office:value="358" table:style-name="ce5">
            <text:p>358</text:p>
          </table:table-cell>
          <table:table-cell office:value-type="float" office:value="327" table:style-name="ce5">
            <text:p>327</text:p>
          </table:table-cell>
          <table:table-cell office:value-type="float" office:value="3282" table:style-name="ce5">
            <text:p>3.282</text:p>
          </table:table-cell>
          <table:table-cell office:value-type="float" office:value="4108" table:style-name="ce5">
            <text:p>4.108</text:p>
          </table:table-cell>
          <table:table-cell office:value-type="float" office:value="5582" table:style-name="ce5">
            <text:p>5.582</text:p>
          </table:table-cell>
          <table:table-cell office:value-type="float" office:value="1507" table:style-name="ce5">
            <text:p>1.507</text:p>
          </table:table-cell>
          <table:table-cell office:value-type="float" office:value="133" table:style-name="ce5">
            <text:p>133</text:p>
          </table:table-cell>
          <table:table-cell office:value-type="float" office:value="347" table:style-name="ce5">
            <text:p>347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725" table:style-name="ce5">
            <text:p>4.725</text:p>
          </table:table-cell>
          <table:table-cell office:value-type="float" office:value="3101" table:style-name="ce5">
            <text:p>3.101</text:p>
          </table:table-cell>
          <table:table-cell office:value-type="float" office:value="3625" table:style-name="ce5">
            <text:p>3.625</text:p>
          </table:table-cell>
          <table:table-cell office:value-type="float" office:value="1166" table:style-name="ce5">
            <text:p>1.16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547" table:style-name="ce5">
            <text:p>4.547</text:p>
          </table:table-cell>
          <table:table-cell office:value-type="float" office:value="2937" table:style-name="ce5">
            <text:p>2.937</text:p>
          </table:table-cell>
          <table:table-cell office:value-type="float" office:value="4019" table:style-name="ce5">
            <text:p>4.019</text:p>
          </table:table-cell>
          <table:table-cell office:value-type="float" office:value="621" table:style-name="ce5">
            <text:p>62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55" table:style-name="ce5">
            <text:p>4.855</text:p>
          </table:table-cell>
          <table:table-cell office:value-type="float" office:value="2917" table:style-name="ce5">
            <text:p>2.917</text:p>
          </table:table-cell>
          <table:table-cell office:value-type="float" office:value="3428" table:style-name="ce5">
            <text:p>3.428</text:p>
          </table:table-cell>
          <table:table-cell office:value-type="float" office:value="815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51" table:style-name="ce5">
            <text:p>4.851</text:p>
          </table:table-cell>
          <table:table-cell office:value-type="float" office:value="2840" table:style-name="ce5">
            <text:p>2.840</text:p>
          </table:table-cell>
          <table:table-cell office:value-type="float" office:value="3588" table:style-name="ce5">
            <text:p>3.588</text:p>
          </table:table-cell>
          <table:table-cell office:value-type="float" office:value="518" table:style-name="ce5">
            <text:p>51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950" table:style-name="ce5">
            <text:p>4.950</text:p>
          </table:table-cell>
          <table:table-cell office:value-type="float" office:value="3355" table:style-name="ce5">
            <text:p>3.355</text:p>
          </table:table-cell>
          <table:table-cell office:value-type="float" office:value="2543" table:style-name="ce5">
            <text:p>2.543</text:p>
          </table:table-cell>
          <table:table-cell office:value-type="float" office:value="991" table:style-name="ce5">
            <text:p>991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5060" table:style-name="ce5">
            <text:p>5.060</text:p>
          </table:table-cell>
          <table:table-cell office:value-type="float" office:value="2865" table:style-name="ce5">
            <text:p>2.865</text:p>
          </table:table-cell>
          <table:table-cell office:value-type="float" office:value="2946" table:style-name="ce5">
            <text:p>2.946</text:p>
          </table:table-cell>
          <table:table-cell office:value-type="float" office:value="945" table:style-name="ce5">
            <text:p>945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3439" table:style-name="ce5">
            <text:p>3.439</text:p>
          </table:table-cell>
          <table:table-cell office:value-type="float" office:value="4610" table:style-name="ce5">
            <text:p>4.610</text:p>
          </table:table-cell>
          <table:table-cell office:value-type="float" office:value="3723" table:style-name="ce5">
            <text:p>3.723</text:p>
          </table:table-cell>
          <table:table-cell office:value-type="float" office:value="505" table:style-name="ce5">
            <text:p>505</text:p>
          </table:table-cell>
          <table:table-cell office:value-type="float" office:value="358" table:style-name="ce5">
            <text:p>358</text:p>
          </table:table-cell>
          <table:table-cell office:value-type="float" office:value="327" table:style-name="ce5">
            <text:p>327</text:p>
          </table:table-cell>
          <table:table-cell office:value-type="float" office:value="3156" table:style-name="ce5">
            <text:p>3.156</text:p>
          </table:table-cell>
          <table:table-cell office:value-type="float" office:value="3248" table:style-name="ce5">
            <text:p>3.248</text:p>
          </table:table-cell>
          <table:table-cell office:value-type="float" office:value="4959" table:style-name="ce5">
            <text:p>4.959</text:p>
          </table:table-cell>
          <table:table-cell office:value-type="float" office:value="1418" table:style-name="ce5">
            <text:p>1.418</text:p>
          </table:table-cell>
          <table:table-cell office:value-type="float" office:value="133" table:style-name="ce5">
            <text:p>133</text:p>
          </table:table-cell>
          <table:table-cell office:value-type="float" office:value="328" table:style-name="ce5">
            <text:p>328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623" table:style-name="ce5">
            <text:p>3.623</text:p>
          </table:table-cell>
          <table:table-cell office:value-type="float" office:value="1916" table:style-name="ce5">
            <text:p>1.916</text:p>
          </table:table-cell>
          <table:table-cell office:value-type="float" office:value="1259" table:style-name="ce5">
            <text:p>1.259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8" table:style-name="ce5">
            <text:p>2.548</text:p>
          </table:table-cell>
          <table:table-cell office:value-type="float" office:value="1713" table:style-name="ce5">
            <text:p>1.713</text:p>
          </table:table-cell>
          <table:table-cell office:value-type="float" office:value="3000" table:style-name="ce5">
            <text:p>3.000</text:p>
          </table:table-cell>
          <table:table-cell office:value-type="float" office:value="762" table:style-name="ce5">
            <text:p>7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7" table:style-name="ce5">
            <text:p>3.567</text:p>
          </table:table-cell>
          <table:table-cell office:value-type="float" office:value="1401" table:style-name="ce5">
            <text:p>1.401</text:p>
          </table:table-cell>
          <table:table-cell office:value-type="float" office:value="1931" table:style-name="ce5">
            <text:p>1.931</text:p>
          </table:table-cell>
          <table:table-cell office:value-type="float" office:value="566" table:style-name="ce5">
            <text:p>566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3771" table:style-name="ce5">
            <text:p>3.771</text:p>
          </table:table-cell>
          <table:table-cell office:value-type="float" office:value="1269" table:style-name="ce5">
            <text:p>1.269</text:p>
          </table:table-cell>
          <table:table-cell office:value-type="float" office:value="1536" table:style-name="ce5">
            <text:p>1.536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03" table:style-name="ce5">
            <text:p>3.503</text:p>
          </table:table-cell>
          <table:table-cell office:value-type="float" office:value="1841" table:style-name="ce5">
            <text:p>1.841</text:p>
          </table:table-cell>
          <table:table-cell office:value-type="float" office:value="1697" table:style-name="ce5">
            <text:p>1.697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531" table:style-name="ce5">
            <text:p>3.531</text:p>
          </table:table-cell>
          <table:table-cell office:value-type="float" office:value="1942" table:style-name="ce5">
            <text:p>1.942</text:p>
          </table:table-cell>
          <table:table-cell office:value-type="float" office:value="1413" table:style-name="ce5">
            <text:p>1.413</text:p>
          </table:table-cell>
          <table:table-cell office:value-type="float" office:value="560" table:style-name="ce5">
            <text:p>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7" table:style-name="ce5">
            <text:p>2.847</text:p>
          </table:table-cell>
          <table:table-cell office:value-type="float" office:value="2748" table:style-name="ce5">
            <text:p>2.748</text:p>
          </table:table-cell>
          <table:table-cell office:value-type="float" office:value="1673" table:style-name="ce5">
            <text:p>1.673</text:p>
          </table:table-cell>
          <table:table-cell office:value-type="float" office:value="522" table:style-name="ce5">
            <text:p>5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96" table:style-name="ce5">
            <text:p>1.096</text:p>
          </table:table-cell>
          <table:table-cell office:value-type="float" office:value="2800" table:style-name="ce5">
            <text:p>2.800</text:p>
          </table:table-cell>
          <table:table-cell office:value-type="float" office:value="3092" table:style-name="ce5">
            <text:p>3.092</text:p>
          </table:table-cell>
          <table:table-cell office:value-type="float" office:value="522" table:style-name="ce5">
            <text:p>522</text:p>
          </table:table-cell>
          <table:table-cell office:value-type="float" office:value="0" table:style-name="ce5">
            <text:p>0</text:p>
          </table:table-cell>
          <table:table-cell office:value-type="float" office:value="116" table:style-name="ce5">
            <text:p>116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489" table:style-name="ce5">
            <text:p>3.489</text:p>
          </table:table-cell>
          <table:table-cell office:value-type="float" office:value="2064" table:style-name="ce5">
            <text:p>2.064</text:p>
          </table:table-cell>
          <table:table-cell office:value-type="float" office:value="916" table:style-name="ce5">
            <text:p>916</text:p>
          </table:table-cell>
          <table:table-cell office:value-type="float" office:value="555" table:style-name="ce5">
            <text:p>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1" table:style-name="ce5">
            <text:p>2.681</text:p>
          </table:table-cell>
          <table:table-cell office:value-type="float" office:value="1798" table:style-name="ce5">
            <text:p>1.798</text:p>
          </table:table-cell>
          <table:table-cell office:value-type="float" office:value="2704" table:style-name="ce5">
            <text:p>2.704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5" table:style-name="ce5">
            <text:p>3.745</text:p>
          </table:table-cell>
          <table:table-cell office:value-type="float" office:value="1431" table:style-name="ce5">
            <text:p>1.431</text:p>
          </table:table-cell>
          <table:table-cell office:value-type="float" office:value="1097" table:style-name="ce5">
            <text:p>1.097</text:p>
          </table:table-cell>
          <table:table-cell office:value-type="float" office:value="229" table:style-name="ce5">
            <text:p>2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94" table:style-name="ce5">
            <text:p>3.894</text:p>
          </table:table-cell>
          <table:table-cell office:value-type="float" office:value="1076" table:style-name="ce5">
            <text:p>1.076</text:p>
          </table:table-cell>
          <table:table-cell office:value-type="float" office:value="937" table:style-name="ce5">
            <text:p>937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31" table:style-name="ce5">
            <text:p>3.731</text:p>
          </table:table-cell>
          <table:table-cell office:value-type="float" office:value="1581" table:style-name="ce5">
            <text:p>1.581</text:p>
          </table:table-cell>
          <table:table-cell office:value-type="float" office:value="889" table:style-name="ce5">
            <text:p>889</text:p>
          </table:table-cell>
          <table:table-cell office:value-type="float" office:value="261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88" table:style-name="ce5">
            <text:p>3.688</text:p>
          </table:table-cell>
          <table:table-cell office:value-type="float" office:value="1658" table:style-name="ce5">
            <text:p>1.658</text:p>
          </table:table-cell>
          <table:table-cell office:value-type="float" office:value="622" table:style-name="ce5">
            <text:p>622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47" table:style-name="ce5">
            <text:p>2.947</text:p>
          </table:table-cell>
          <table:table-cell office:value-type="float" office:value="2558" table:style-name="ce5">
            <text:p>2.558</text:p>
          </table:table-cell>
          <table:table-cell office:value-type="float" office:value="1383" table:style-name="ce5">
            <text:p>1.383</text:p>
          </table:table-cell>
          <table:table-cell office:value-type="float" office:value="520" table:style-name="ce5">
            <text:p>520</text:p>
          </table:table-cell>
          <table:table-cell office:value-type="float" office:value="28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853" table:style-name="ce5">
            <text:p>853</text:p>
          </table:table-cell>
          <table:table-cell office:value-type="float" office:value="3004" table:style-name="ce5">
            <text:p>3.004</text:p>
          </table:table-cell>
          <table:table-cell office:value-type="float" office:value="2747" table:style-name="ce5">
            <text:p>2.747</text:p>
          </table:table-cell>
          <table:table-cell office:value-type="float" office:value="782" table:style-name="ce5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510" table:style-name="ce5">
            <text:p>3.510</text:p>
          </table:table-cell>
          <table:table-cell office:value-type="float" office:value="1938" table:style-name="ce5">
            <text:p>1.938</text:p>
          </table:table-cell>
          <table:table-cell office:value-type="float" office:value="2101" table:style-name="ce5">
            <text:p>2.101</text:p>
          </table:table-cell>
          <table:table-cell office:value-type="float" office:value="1004" table:style-name="ce5">
            <text:p>1.00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223" table:style-name="ce5">
            <text:p>3.223</text:p>
          </table:table-cell>
          <table:table-cell office:value-type="float" office:value="2206" table:style-name="ce5">
            <text:p>2.206</text:p>
          </table:table-cell>
          <table:table-cell office:value-type="float" office:value="2390" table:style-name="ce5">
            <text:p>2.390</text:p>
          </table:table-cell>
          <table:table-cell office:value-type="float" office:value="733" table:style-name="ce5">
            <text:p>73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646" table:style-name="ce5">
            <text:p>3.646</text:p>
          </table:table-cell>
          <table:table-cell office:value-type="float" office:value="1479" table:style-name="ce5">
            <text:p>1.479</text:p>
          </table:table-cell>
          <table:table-cell office:value-type="float" office:value="2099" table:style-name="ce5">
            <text:p>2.099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3416" table:style-name="ce5">
            <text:p>3.416</text:p>
          </table:table-cell>
          <table:table-cell office:value-type="float" office:value="2182" table:style-name="ce5">
            <text:p>2.182</text:p>
          </table:table-cell>
          <table:table-cell office:value-type="float" office:value="2034" table:style-name="ce5">
            <text:p>2.034</text:p>
          </table:table-cell>
          <table:table-cell office:value-type="float" office:value="616" table:style-name="ce5">
            <text:p>616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692" table:style-name="ce5">
            <text:p>3.692</text:p>
          </table:table-cell>
          <table:table-cell office:value-type="float" office:value="1766" table:style-name="ce5">
            <text:p>1.766</text:p>
          </table:table-cell>
          <table:table-cell office:value-type="float" office:value="1803" table:style-name="ce5">
            <text:p>1.803</text:p>
          </table:table-cell>
          <table:table-cell office:value-type="float" office:value="894" table:style-name="ce5">
            <text:p>894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697" table:style-name="ce5">
            <text:p>3.697</text:p>
          </table:table-cell>
          <table:table-cell office:value-type="float" office:value="1538" table:style-name="ce5">
            <text:p>1.538</text:p>
          </table:table-cell>
          <table:table-cell office:value-type="float" office:value="1953" table:style-name="ce5">
            <text:p>1.953</text:p>
          </table:table-cell>
          <table:table-cell office:value-type="float" office:value="899" table:style-name="ce5">
            <text:p>89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2791" table:style-name="ce5">
            <text:p>2.791</text:p>
          </table:table-cell>
          <table:table-cell office:value-type="float" office:value="3085" table:style-name="ce5">
            <text:p>3.085</text:p>
          </table:table-cell>
          <table:table-cell office:value-type="float" office:value="2158" table:style-name="ce5">
            <text:p>2.158</text:p>
          </table:table-cell>
          <table:table-cell office:value-type="float" office:value="479" table:style-name="ce5">
            <text:p>479</text:p>
          </table:table-cell>
          <table:table-cell office:value-type="float" office:value="216" table:style-name="ce5">
            <text:p>216</text:p>
          </table:table-cell>
          <table:table-cell office:value-type="float" office:value="326" table:style-name="ce5">
            <text:p>326</text:p>
          </table:table-cell>
          <table:table-cell office:value-type="float" office:value="2628" table:style-name="ce5">
            <text:p>2.628</text:p>
          </table:table-cell>
          <table:table-cell office:value-type="float" office:value="2575" table:style-name="ce5">
            <text:p>2.575</text:p>
          </table:table-cell>
          <table:table-cell office:value-type="float" office:value="2661" table:style-name="ce5">
            <text:p>2.661</text:p>
          </table:table-cell>
          <table:table-cell office:value-type="float" office:value="1269" table:style-name="ce5">
            <text:p>1.269</text:p>
          </table:table-cell>
          <table:table-cell office:value-type="float" office:value="128" table:style-name="ce5">
            <text:p>128</text:p>
          </table:table-cell>
          <table:table-cell office:value-type="float" office:value="346" table:style-name="ce5">
            <text:p>34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3735" table:style-name="ce5">
            <text:p>3.735</text:p>
          </table:table-cell>
          <table:table-cell office:value-type="float" office:value="2339" table:style-name="ce5">
            <text:p>2.339</text:p>
          </table:table-cell>
          <table:table-cell office:value-type="float" office:value="3128" table:style-name="ce5">
            <text:p>3.128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43" table:style-name="ce5">
            <text:p>3.443</text:p>
          </table:table-cell>
          <table:table-cell office:value-type="float" office:value="2023" table:style-name="ce5">
            <text:p>2.023</text:p>
          </table:table-cell>
          <table:table-cell office:value-type="float" office:value="3583" table:style-name="ce5">
            <text:p>3.583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3" table:style-name="ce5">
            <text:p>3.563</text:p>
          </table:table-cell>
          <table:table-cell office:value-type="float" office:value="2502" table:style-name="ce5">
            <text:p>2.502</text:p>
          </table:table-cell>
          <table:table-cell office:value-type="float" office:value="3169" table:style-name="ce5">
            <text:p>3.169</text:p>
          </table:table-cell>
          <table:table-cell office:value-type="float" office:value="365" table:style-name="ce5">
            <text:p>3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08" table:style-name="ce5">
            <text:p>3.808</text:p>
          </table:table-cell>
          <table:table-cell office:value-type="float" office:value="2021" table:style-name="ce5">
            <text:p>2.021</text:p>
          </table:table-cell>
          <table:table-cell office:value-type="float" office:value="3219" table:style-name="ce5">
            <text:p>3.219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1" table:style-name="ce5">
            <text:p>3.741</text:p>
          </table:table-cell>
          <table:table-cell office:value-type="float" office:value="3017" table:style-name="ce5">
            <text:p>3.017</text:p>
          </table:table-cell>
          <table:table-cell office:value-type="float" office:value="2302" table:style-name="ce5">
            <text:p>2.302</text:p>
          </table:table-cell>
          <table:table-cell office:value-type="float" office:value="434" table:style-name="ce5">
            <text:p>434</text:p>
          </table:table-cell>
          <table:table-cell office:value-type="float" office:value="193" table:style-name="ce5">
            <text:p>193</text:p>
          </table:table-cell>
          <table:table-cell office:value-type="float" office:value="65" table:style-name="ce5">
            <text:p>65</text:p>
          </table:table-cell>
          <table:table-cell office:value-type="float" office:value="3896" table:style-name="ce5">
            <text:p>3.896</text:p>
          </table:table-cell>
          <table:table-cell office:value-type="float" office:value="2633" table:style-name="ce5">
            <text:p>2.633</text:p>
          </table:table-cell>
          <table:table-cell office:value-type="float" office:value="2553" table:style-name="ce5">
            <text:p>2.553</text:p>
          </table:table-cell>
          <table:table-cell office:value-type="float" office:value="368" table:style-name="ce5">
            <text:p>368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2097" table:style-name="ce5">
            <text:p>2.097</text:p>
          </table:table-cell>
          <table:table-cell office:value-type="float" office:value="3701" table:style-name="ce5">
            <text:p>3.701</text:p>
          </table:table-cell>
          <table:table-cell office:value-type="float" office:value="3314" table:style-name="ce5">
            <text:p>3.314</text:p>
          </table:table-cell>
          <table:table-cell office:value-type="float" office:value="169" table:style-name="ce5">
            <text:p>169</text:p>
          </table:table-cell>
          <table:table-cell office:value-type="float" office:value="22" table:style-name="ce5">
            <text:p>22</text:p>
          </table:table-cell>
          <table:table-cell office:value-type="float" office:value="24" table:style-name="ce5">
            <text:p>24</text:p>
          </table:table-cell>
          <table:table-cell office:value-type="float" office:value="2027" table:style-name="ce5">
            <text:p>2.027</text:p>
          </table:table-cell>
          <table:table-cell office:value-type="float" office:value="1858" table:style-name="ce5">
            <text:p>1.858</text:p>
          </table:table-cell>
          <table:table-cell office:value-type="float" office:value="4597" table:style-name="ce5">
            <text:p>4.597</text:p>
          </table:table-cell>
          <table:table-cell office:value-type="float" office:value="235" table:style-name="ce5">
            <text:p>235</text:p>
          </table:table-cell>
          <table:table-cell office:value-type="float" office:value="36" table:style-name="ce5">
            <text:p>36</text:p>
          </table:table-cell>
          <table:table-cell office:value-type="float" office:value="34" table:style-name="ce5">
            <text:p>34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414" table:style-name="ce5">
            <text:p>1.414</text:p>
          </table:table-cell>
          <table:table-cell office:value-type="float" office:value="1080" table:style-name="ce5">
            <text:p>1.080</text:p>
          </table:table-cell>
          <table:table-cell office:value-type="float" office:value="955" table:style-name="ce5">
            <text:p>955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2" table:style-name="ce5">
            <text:p>1.162</text:p>
          </table:table-cell>
          <table:table-cell office:value-type="float" office:value="1194" table:style-name="ce5">
            <text:p>1.194</text:p>
          </table:table-cell>
          <table:table-cell office:value-type="float" office:value="1161" table:style-name="ce5">
            <text:p>1.1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90" table:style-name="ce5">
            <text:p>1.490</text:p>
          </table:table-cell>
          <table:table-cell office:value-type="float" office:value="961" table:style-name="ce5">
            <text:p>961</text:p>
          </table:table-cell>
          <table:table-cell office:value-type="float" office:value="954" table:style-name="ce5">
            <text:p>954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92" table:style-name="ce5">
            <text:p>1.392</text:p>
          </table:table-cell>
          <table:table-cell office:value-type="float" office:value="1133" table:style-name="ce5">
            <text:p>1.133</text:p>
          </table:table-cell>
          <table:table-cell office:value-type="float" office:value="937" table:style-name="ce5">
            <text:p>9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76" table:style-name="ce5">
            <text:p>1.776</text:p>
          </table:table-cell>
          <table:table-cell office:value-type="float" office:value="714" table:style-name="ce5">
            <text:p>714</text:p>
          </table:table-cell>
          <table:table-cell office:value-type="float" office:value="585" table:style-name="ce5">
            <text:p>585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0" table:style-name="ce5">
            <text:p>1.600</text:p>
          </table:table-cell>
          <table:table-cell office:value-type="float" office:value="1089" table:style-name="ce5">
            <text:p>1.089</text:p>
          </table:table-cell>
          <table:table-cell office:value-type="float" office:value="584" table:style-name="ce5">
            <text:p>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" table:style-name="ce5">
            <text:p>1.359</text:p>
          </table:table-cell>
          <table:table-cell office:value-type="float" office:value="1139" table:style-name="ce5">
            <text:p>1.139</text:p>
          </table:table-cell>
          <table:table-cell office:value-type="float" office:value="970" table:style-name="ce5">
            <text:p>97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51" table:style-name="ce5">
            <text:p>951</text:p>
          </table:table-cell>
          <table:table-cell office:value-type="float" office:value="1168" table:style-name="ce5">
            <text:p>1.168</text:p>
          </table:table-cell>
          <table:table-cell office:value-type="float" office:value="1360" table:style-name="ce5">
            <text:p>1.3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030" table:style-name="ce5">
            <text:p>3.030</text:p>
          </table:table-cell>
          <table:table-cell office:value-type="float" office:value="2086" table:style-name="ce5">
            <text:p>2.086</text:p>
          </table:table-cell>
          <table:table-cell office:value-type="float" office:value="1703" table:style-name="ce5">
            <text:p>1.703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21" table:style-name="ce5">
            <text:p>2.921</text:p>
          </table:table-cell>
          <table:table-cell office:value-type="float" office:value="1745" table:style-name="ce5">
            <text:p>1.745</text:p>
          </table:table-cell>
          <table:table-cell office:value-type="float" office:value="2185" table:style-name="ce5">
            <text:p>2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93" table:style-name="ce5">
            <text:p>3.593</text:p>
          </table:table-cell>
          <table:table-cell office:value-type="float" office:value="1507" table:style-name="ce5">
            <text:p>1.507</text:p>
          </table:table-cell>
          <table:table-cell office:value-type="float" office:value="1008" table:style-name="ce5">
            <text:p>1.0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6" table:style-name="ce5">
            <text:p>3.626</text:p>
          </table:table-cell>
          <table:table-cell office:value-type="float" office:value="1223" table:style-name="ce5">
            <text:p>1.223</text:p>
          </table:table-cell>
          <table:table-cell office:value-type="float" office:value="1022" table:style-name="ce5">
            <text:p>1.022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28" table:style-name="ce5">
            <text:p>3.328</text:p>
          </table:table-cell>
          <table:table-cell office:value-type="float" office:value="1963" table:style-name="ce5">
            <text:p>1.963</text:p>
          </table:table-cell>
          <table:table-cell office:value-type="float" office:value="979" table:style-name="ce5">
            <text:p>979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6" table:style-name="ce5">
            <text:p>3.456</text:p>
          </table:table-cell>
          <table:table-cell office:value-type="float" office:value="1776" table:style-name="ce5">
            <text:p>1.776</text:p>
          </table:table-cell>
          <table:table-cell office:value-type="float" office:value="822" table:style-name="ce5">
            <text:p>822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9" table:style-name="ce5">
            <text:p>2.259</text:p>
          </table:table-cell>
          <table:table-cell office:value-type="float" office:value="2830" table:style-name="ce5">
            <text:p>2.830</text:p>
          </table:table-cell>
          <table:table-cell office:value-type="float" office:value="1909" table:style-name="ce5">
            <text:p>1.909</text:p>
          </table:table-cell>
          <table:table-cell office:value-type="float" office:value="64" table:style-name="ce5">
            <text:p>64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386" table:style-name="ce5">
            <text:p>2.386</text:p>
          </table:table-cell>
          <table:table-cell office:value-type="float" office:value="2491" table:style-name="ce5">
            <text:p>2.491</text:p>
          </table:table-cell>
          <table:table-cell office:value-type="float" office:value="1874" table:style-name="ce5">
            <text:p>1.874</text:p>
          </table:table-cell>
          <table:table-cell office:value-type="float" office:value="1192" table:style-name="ce5">
            <text:p>1.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908" table:style-name="ce5">
            <text:p>4.908</text:p>
          </table:table-cell>
          <table:table-cell office:value-type="float" office:value="2701" table:style-name="ce5">
            <text:p>2.701</text:p>
          </table:table-cell>
          <table:table-cell office:value-type="float" office:value="2847" table:style-name="ce5">
            <text:p>2.847</text:p>
          </table:table-cell>
          <table:table-cell office:value-type="float" office:value="1038" table:style-name="ce5">
            <text:p>1.03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207" table:style-name="ce5">
            <text:p>4.207</text:p>
          </table:table-cell>
          <table:table-cell office:value-type="float" office:value="2606" table:style-name="ce5">
            <text:p>2.606</text:p>
          </table:table-cell>
          <table:table-cell office:value-type="float" office:value="4059" table:style-name="ce5">
            <text:p>4.059</text:p>
          </table:table-cell>
          <table:table-cell office:value-type="float" office:value="963" table:style-name="ce5">
            <text:p>96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709" table:style-name="ce5">
            <text:p>4.709</text:p>
          </table:table-cell>
          <table:table-cell office:value-type="float" office:value="2630" table:style-name="ce5">
            <text:p>2.630</text:p>
          </table:table-cell>
          <table:table-cell office:value-type="float" office:value="3204" table:style-name="ce5">
            <text:p>3.204</text:p>
          </table:table-cell>
          <table:table-cell office:value-type="float" office:value="959" table:style-name="ce5">
            <text:p>959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46" table:style-name="ce5">
            <text:p>4.846</text:p>
          </table:table-cell>
          <table:table-cell office:value-type="float" office:value="2484" table:style-name="ce5">
            <text:p>2.484</text:p>
          </table:table-cell>
          <table:table-cell office:value-type="float" office:value="3176" table:style-name="ce5">
            <text:p>3.176</text:p>
          </table:table-cell>
          <table:table-cell office:value-type="float" office:value="635" table:style-name="ce5">
            <text:p>635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78" table:style-name="ce5">
            <text:p>4.878</text:p>
          </table:table-cell>
          <table:table-cell office:value-type="float" office:value="3146" table:style-name="ce5">
            <text:p>3.146</text:p>
          </table:table-cell>
          <table:table-cell office:value-type="float" office:value="2212" table:style-name="ce5">
            <text:p>2.212</text:p>
          </table:table-cell>
          <table:table-cell office:value-type="float" office:value="956" table:style-name="ce5">
            <text:p>956</text:p>
          </table:table-cell>
          <table:table-cell office:value-type="float" office:value="193" table:style-name="ce5">
            <text:p>193</text:p>
          </table:table-cell>
          <table:table-cell office:value-type="float" office:value="326" table:style-name="ce5">
            <text:p>326</text:p>
          </table:table-cell>
          <table:table-cell office:value-type="float" office:value="4752" table:style-name="ce5">
            <text:p>4.752</text:p>
          </table:table-cell>
          <table:table-cell office:value-type="float" office:value="2698" table:style-name="ce5">
            <text:p>2.698</text:p>
          </table:table-cell>
          <table:table-cell office:value-type="float" office:value="2891" table:style-name="ce5">
            <text:p>2.891</text:p>
          </table:table-cell>
          <table:table-cell office:value-type="float" office:value="970" table:style-name="ce5">
            <text:p>970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3608" table:style-name="ce5">
            <text:p>3.608</text:p>
          </table:table-cell>
          <table:table-cell office:value-type="float" office:value="4345" table:style-name="ce5">
            <text:p>4.345</text:p>
          </table:table-cell>
          <table:table-cell office:value-type="float" office:value="3104" table:style-name="ce5">
            <text:p>3.104</text:p>
          </table:table-cell>
          <table:table-cell office:value-type="float" office:value="722" table:style-name="ce5">
            <text:p>722</text:p>
          </table:table-cell>
          <table:table-cell office:value-type="float" office:value="143" table:style-name="ce5">
            <text:p>143</text:p>
          </table:table-cell>
          <table:table-cell office:value-type="float" office:value="327" table:style-name="ce5">
            <text:p>327</text:p>
          </table:table-cell>
          <table:table-cell office:value-type="float" office:value="2159" table:style-name="ce5">
            <text:p>2.159</text:p>
          </table:table-cell>
          <table:table-cell office:value-type="float" office:value="3193" table:style-name="ce5">
            <text:p>3.193</text:p>
          </table:table-cell>
          <table:table-cell office:value-type="float" office:value="5060" table:style-name="ce5">
            <text:p>5.060</text:p>
          </table:table-cell>
          <table:table-cell office:value-type="float" office:value="923" table:style-name="ce5">
            <text:p>923</text:p>
          </table:table-cell>
          <table:table-cell office:value-type="float" office:value="133" table:style-name="ce5">
            <text:p>133</text:p>
          </table:table-cell>
          <table:table-cell office:value-type="float" office:value="328" table:style-name="ce5">
            <text:p>328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114" table:style-name="ce5">
            <text:p>2.114</text:p>
          </table:table-cell>
          <table:table-cell office:value-type="float" office:value="1695" table:style-name="ce5">
            <text:p>1.695</text:p>
          </table:table-cell>
          <table:table-cell office:value-type="float" office:value="2991" table:style-name="ce5">
            <text:p>2.991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30" table:style-name="ce5">
            <text:p>1.830</text:p>
          </table:table-cell>
          <table:table-cell office:value-type="float" office:value="1781" table:style-name="ce5">
            <text:p>1.781</text:p>
          </table:table-cell>
          <table:table-cell office:value-type="float" office:value="3117" table:style-name="ce5">
            <text:p>3.11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9" table:style-name="ce5">
            <text:p>2.139</text:p>
          </table:table-cell>
          <table:table-cell office:value-type="float" office:value="1544" table:style-name="ce5">
            <text:p>1.544</text:p>
          </table:table-cell>
          <table:table-cell office:value-type="float" office:value="3019" table:style-name="ce5">
            <text:p>3.019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84" table:style-name="ce5">
            <text:p>2.384</text:p>
          </table:table-cell>
          <table:table-cell office:value-type="float" office:value="1463" table:style-name="ce5">
            <text:p>1.463</text:p>
          </table:table-cell>
          <table:table-cell office:value-type="float" office:value="2867" table:style-name="ce5">
            <text:p>2.867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13" table:style-name="ce5">
            <text:p>2.313</text:p>
          </table:table-cell>
          <table:table-cell office:value-type="float" office:value="2654" table:style-name="ce5">
            <text:p>2.654</text:p>
          </table:table-cell>
          <table:table-cell office:value-type="float" office:value="1930" table:style-name="ce5">
            <text:p>1.930</text:p>
          </table:table-cell>
          <table:table-cell office:value-type="float" office:value="196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22" table:style-name="ce5">
            <text:p>2.922</text:p>
          </table:table-cell>
          <table:table-cell office:value-type="float" office:value="1216" table:style-name="ce5">
            <text:p>1.216</text:p>
          </table:table-cell>
          <table:table-cell office:value-type="float" office:value="2426" table:style-name="ce5">
            <text:p>2.426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7" table:style-name="ce5">
            <text:p>1.457</text:p>
          </table:table-cell>
          <table:table-cell office:value-type="float" office:value="2896" table:style-name="ce5">
            <text:p>2.896</text:p>
          </table:table-cell>
          <table:table-cell office:value-type="float" office:value="2374" table:style-name="ce5">
            <text:p>2.374</text:p>
          </table:table-cell>
          <table:table-cell office:value-type="float" office:value="19" table:style-name="ce5">
            <text:p>1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774" table:style-name="ce5">
            <text:p>1.774</text:p>
          </table:table-cell>
          <table:table-cell office:value-type="float" office:value="3311" table:style-name="ce5">
            <text:p>3.311</text:p>
          </table:table-cell>
          <table:table-cell office:value-type="float" office:value="9" table:style-name="ce5">
            <text:p>9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704" table:style-name="ce5">
            <text:p>4.704</text:p>
          </table:table-cell>
          <table:table-cell office:value-type="float" office:value="2546" table:style-name="ce5">
            <text:p>2.546</text:p>
          </table:table-cell>
          <table:table-cell office:value-type="float" office:value="1683" table:style-name="ce5">
            <text:p>1.683</text:p>
          </table:table-cell>
          <table:table-cell office:value-type="float" office:value="274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954" table:style-name="ce5">
            <text:p>3.954</text:p>
          </table:table-cell>
          <table:table-cell office:value-type="float" office:value="1981" table:style-name="ce5">
            <text:p>1.981</text:p>
          </table:table-cell>
          <table:table-cell office:value-type="float" office:value="3409" table:style-name="ce5">
            <text:p>3.409</text:p>
          </table:table-cell>
          <table:table-cell office:value-type="float" office:value="544" table:style-name="ce5">
            <text:p>544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932" table:style-name="ce5">
            <text:p>4.932</text:p>
          </table:table-cell>
          <table:table-cell office:value-type="float" office:value="2162" table:style-name="ce5">
            <text:p>2.162</text:p>
          </table:table-cell>
          <table:table-cell office:value-type="float" office:value="1221" table:style-name="ce5">
            <text:p>1.221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934" table:style-name="ce5">
            <text:p>4.934</text:p>
          </table:table-cell>
          <table:table-cell office:value-type="float" office:value="1969" table:style-name="ce5">
            <text:p>1.969</text:p>
          </table:table-cell>
          <table:table-cell office:value-type="float" office:value="1644" table:style-name="ce5">
            <text:p>1.644</text:p>
          </table:table-cell>
          <table:table-cell office:value-type="float" office:value="281" table:style-name="ce5">
            <text:p>28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74" table:style-name="ce5">
            <text:p>4.874</text:p>
          </table:table-cell>
          <table:table-cell office:value-type="float" office:value="2013" table:style-name="ce5">
            <text:p>2.013</text:p>
          </table:table-cell>
          <table:table-cell office:value-type="float" office:value="752" table:style-name="ce5">
            <text:p>752</text:p>
          </table:table-cell>
          <table:table-cell office:value-type="float" office:value="743" table:style-name="ce5">
            <text:p>743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4646" table:style-name="ce5">
            <text:p>4.646</text:p>
          </table:table-cell>
          <table:table-cell office:value-type="float" office:value="2944" table:style-name="ce5">
            <text:p>2.944</text:p>
          </table:table-cell>
          <table:table-cell office:value-type="float" office:value="733" table:style-name="ce5">
            <text:p>733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625" table:style-name="ce5">
            <text:p>3.625</text:p>
          </table:table-cell>
          <table:table-cell office:value-type="float" office:value="3608" table:style-name="ce5">
            <text:p>3.608</text:p>
          </table:table-cell>
          <table:table-cell office:value-type="float" office:value="2524" table:style-name="ce5">
            <text:p>2.524</text:p>
          </table:table-cell>
          <table:table-cell office:value-type="float" office:value="581" table:style-name="ce5">
            <text:p>581</text:p>
          </table:table-cell>
          <table:table-cell office:value-type="float" office:value="285" table:style-name="ce5">
            <text:p>285</text:p>
          </table:table-cell>
          <table:table-cell office:value-type="float" office:value="326" table:style-name="ce5">
            <text:p>326</text:p>
          </table:table-cell>
          <table:table-cell office:value-type="float" office:value="2745" table:style-name="ce5">
            <text:p>2.745</text:p>
          </table:table-cell>
          <table:table-cell office:value-type="float" office:value="2681" table:style-name="ce5">
            <text:p>2.681</text:p>
          </table:table-cell>
          <table:table-cell office:value-type="float" office:value="4019" table:style-name="ce5">
            <text:p>4.019</text:p>
          </table:table-cell>
          <table:table-cell office:value-type="float" office:value="1431" table:style-name="ce5">
            <text:p>1.431</text:p>
          </table:table-cell>
          <table:table-cell office:value-type="float" office:value="119" table:style-name="ce5">
            <text:p>119</text:p>
          </table:table-cell>
          <table:table-cell office:value-type="float" office:value="326" table:style-name="ce5">
            <text:p>32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144" table:style-name="ce5">
            <text:p>3.144</text:p>
          </table:table-cell>
          <table:table-cell office:value-type="float" office:value="1964" table:style-name="ce5">
            <text:p>1.964</text:p>
          </table:table-cell>
          <table:table-cell office:value-type="float" office:value="1475" table:style-name="ce5">
            <text:p>1.475</text:p>
          </table:table-cell>
          <table:table-cell office:value-type="float" office:value="1011" table:style-name="ce5">
            <text:p>1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9" table:style-name="ce5">
            <text:p>2.909</text:p>
          </table:table-cell>
          <table:table-cell office:value-type="float" office:value="2143" table:style-name="ce5">
            <text:p>2.143</text:p>
          </table:table-cell>
          <table:table-cell office:value-type="float" office:value="1896" table:style-name="ce5">
            <text:p>1.896</text:p>
          </table:table-cell>
          <table:table-cell office:value-type="float" office:value="803" table:style-name="ce5">
            <text:p>8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72" table:style-name="ce5">
            <text:p>2.972</text:p>
          </table:table-cell>
          <table:table-cell office:value-type="float" office:value="1821" table:style-name="ce5">
            <text:p>1.821</text:p>
          </table:table-cell>
          <table:table-cell office:value-type="float" office:value="2012" table:style-name="ce5">
            <text:p>2.012</text:p>
          </table:table-cell>
          <table:table-cell office:value-type="float" office:value="917" table:style-name="ce5">
            <text:p>9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" table:style-name="ce5">
            <text:p>3.098</text:p>
          </table:table-cell>
          <table:table-cell office:value-type="float" office:value="1801" table:style-name="ce5">
            <text:p>1.801</text:p>
          </table:table-cell>
          <table:table-cell office:value-type="float" office:value="1883" table:style-name="ce5">
            <text:p>1.883</text:p>
          </table:table-cell>
          <table:table-cell office:value-type="float" office:value="574" table:style-name="ce5">
            <text:p>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66" table:style-name="ce5">
            <text:p>3.066</text:p>
          </table:table-cell>
          <table:table-cell office:value-type="float" office:value="1848" table:style-name="ce5">
            <text:p>1.848</text:p>
          </table:table-cell>
          <table:table-cell office:value-type="float" office:value="1961" table:style-name="ce5">
            <text:p>1.961</text:p>
          </table:table-cell>
          <table:table-cell office:value-type="float" office:value="688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248" table:style-name="ce5">
            <text:p>3.248</text:p>
          </table:table-cell>
          <table:table-cell office:value-type="float" office:value="1407" table:style-name="ce5">
            <text:p>1.407</text:p>
          </table:table-cell>
          <table:table-cell office:value-type="float" office:value="1823" table:style-name="ce5">
            <text:p>1.823</text:p>
          </table:table-cell>
          <table:table-cell office:value-type="float" office:value="696" table:style-name="ce5">
            <text:p>696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2248" table:style-name="ce5">
            <text:p>2.248</text:p>
          </table:table-cell>
          <table:table-cell office:value-type="float" office:value="2738" table:style-name="ce5">
            <text:p>2.738</text:p>
          </table:table-cell>
          <table:table-cell office:value-type="float" office:value="2161" table:style-name="ce5">
            <text:p>2.161</text:p>
          </table:table-cell>
          <table:table-cell office:value-type="float" office:value="435" table:style-name="ce5">
            <text:p>435</text:p>
          </table:table-cell>
          <table:table-cell office:value-type="float" office:value="143" table:style-name="ce5">
            <text:p>143</text:p>
          </table:table-cell>
          <table:table-cell office:value-type="float" office:value="24" table:style-name="ce5">
            <text:p>24</text:p>
          </table:table-cell>
          <table:table-cell office:value-type="float" office:value="1181" table:style-name="ce5">
            <text:p>1.181</text:p>
          </table:table-cell>
          <table:table-cell office:value-type="float" office:value="2835" table:style-name="ce5">
            <text:p>2.835</text:p>
          </table:table-cell>
          <table:table-cell office:value-type="float" office:value="2748" table:style-name="ce5">
            <text:p>2.748</text:p>
          </table:table-cell>
          <table:table-cell office:value-type="float" office:value="479" table:style-name="ce5">
            <text:p>479</text:p>
          </table:table-cell>
          <table:table-cell office:value-type="float" office:value="46" table:style-name="ce5">
            <text:p>46</text:p>
          </table:table-cell>
          <table:table-cell office:value-type="float" office:value="121" table:style-name="ce5">
            <text:p>12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6" table:style-name="ce5">
            <text:p>986</text:p>
          </table:table-cell>
          <table:table-cell office:value-type="float" office:value="323" table:style-name="ce5">
            <text:p>323</text:p>
          </table:table-cell>
          <table:table-cell office:value-type="float" office:value="254" table:style-name="ce5">
            <text:p>254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5" table:style-name="ce5">
            <text:p>665</text:p>
          </table:table-cell>
          <table:table-cell office:value-type="float" office:value="873" table:style-name="ce5">
            <text:p>873</text:p>
          </table:table-cell>
          <table:table-cell office:value-type="float" office:value="346" table:style-name="ce5">
            <text:p>34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8" table:style-name="ce5">
            <text:p>708</text:p>
          </table:table-cell>
          <table:table-cell office:value-type="float" office:value="833" table:style-name="ce5">
            <text:p>833</text:p>
          </table:table-cell>
          <table:table-cell office:value-type="float" office:value="251" table:style-name="ce5">
            <text:p>251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747" table:style-name="ce5">
            <text:p>747</text:p>
          </table:table-cell>
          <table:table-cell office:value-type="float" office:value="259" table:style-name="ce5">
            <text:p>25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6" table:style-name="ce5">
            <text:p>996</text:p>
          </table:table-cell>
          <table:table-cell office:value-type="float" office:value="286" table:style-name="ce5">
            <text:p>286</text:p>
          </table:table-cell>
          <table:table-cell office:value-type="float" office:value="205" table:style-name="ce5">
            <text:p>205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1002" table:style-name="ce5">
            <text:p>1.002</text:p>
          </table:table-cell>
          <table:table-cell office:value-type="float" office:value="254" table:style-name="ce5">
            <text:p>254</text:p>
          </table:table-cell>
          <table:table-cell office:value-type="float" office:value="221" table:style-name="ce5">
            <text:p>221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4" table:style-name="ce5">
            <text:p>514</text:p>
          </table:table-cell>
          <table:table-cell office:value-type="float" office:value="877" table:style-name="ce5">
            <text:p>877</text:p>
          </table:table-cell>
          <table:table-cell office:value-type="float" office:value="602" table:style-name="ce5">
            <text:p>602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float" office:value="569" table:style-name="ce5">
            <text:p>569</text:p>
          </table:table-cell>
          <table:table-cell office:value-type="float" office:value="610" table:style-name="ce5">
            <text:p>610</text:p>
          </table:table-cell>
          <table:table-cell office:value-type="float" office:value="845" table:style-name="ce5">
            <text:p>845</text:p>
          </table:table-cell>
          <table:table-cell office:value-type="float" office:value="191" table:style-name="ce5">
            <text:p>191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67" table:style-name="ce5">
            <text:p>3.167</text:p>
          </table:table-cell>
          <table:table-cell office:value-type="float" office:value="2462" table:style-name="ce5">
            <text:p>2.462</text:p>
          </table:table-cell>
          <table:table-cell office:value-type="float" office:value="1893" table:style-name="ce5">
            <text:p>1.893</text:p>
          </table:table-cell>
          <table:table-cell office:value-type="float" office:value="270" table:style-name="ce5">
            <text:p>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2" table:style-name="ce5">
            <text:p>2.372</text:p>
          </table:table-cell>
          <table:table-cell office:value-type="float" office:value="2011" table:style-name="ce5">
            <text:p>2.011</text:p>
          </table:table-cell>
          <table:table-cell office:value-type="float" office:value="3342" table:style-name="ce5">
            <text:p>3.34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84" table:style-name="ce5">
            <text:p>3.384</text:p>
          </table:table-cell>
          <table:table-cell office:value-type="float" office:value="1727" table:style-name="ce5">
            <text:p>1.727</text:p>
          </table:table-cell>
          <table:table-cell office:value-type="float" office:value="2197" table:style-name="ce5">
            <text:p>2.197</text:p>
          </table:table-cell>
          <table:table-cell office:value-type="float" office:value="323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63" table:style-name="ce5">
            <text:p>3.463</text:p>
          </table:table-cell>
          <table:table-cell office:value-type="float" office:value="1679" table:style-name="ce5">
            <text:p>1.679</text:p>
          </table:table-cell>
          <table:table-cell office:value-type="float" office:value="1952" table:style-name="ce5">
            <text:p>1.952</text:p>
          </table:table-cell>
          <table:table-cell office:value-type="float" office:value="268" table:style-name="ce5">
            <text:p>2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9" table:style-name="ce5">
            <text:p>3.339</text:p>
          </table:table-cell>
          <table:table-cell office:value-type="float" office:value="1729" table:style-name="ce5">
            <text:p>1.729</text:p>
          </table:table-cell>
          <table:table-cell office:value-type="float" office:value="2097" table:style-name="ce5">
            <text:p>2.097</text:p>
          </table:table-cell>
          <table:table-cell office:value-type="float" office:value="456" table:style-name="ce5">
            <text:p>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3" table:style-name="ce5">
            <text:p>3.513</text:p>
          </table:table-cell>
          <table:table-cell office:value-type="float" office:value="1995" table:style-name="ce5">
            <text:p>1.995</text:p>
          </table:table-cell>
          <table:table-cell office:value-type="float" office:value="891" table:style-name="ce5">
            <text:p>891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1" table:style-name="ce5">
            <text:p>2.841</text:p>
          </table:table-cell>
          <table:table-cell office:value-type="float" office:value="2457" table:style-name="ce5">
            <text:p>2.457</text:p>
          </table:table-cell>
          <table:table-cell office:value-type="float" office:value="2428" table:style-name="ce5">
            <text:p>2.428</text:p>
          </table:table-cell>
          <table:table-cell office:value-type="float" office:value="214" table:style-name="ce5">
            <text:p>214</text:p>
          </table:table-cell>
          <table:table-cell office:value-type="float" office:value="201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1465" table:style-name="ce5">
            <text:p>1.465</text:p>
          </table:table-cell>
          <table:table-cell office:value-type="float" office:value="2881" table:style-name="ce5">
            <text:p>2.881</text:p>
          </table:table-cell>
          <table:table-cell office:value-type="float" office:value="3182" table:style-name="ce5">
            <text:p>3.182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86" table:style-name="ce5">
            <text:p>1.386</text:p>
          </table:table-cell>
          <table:table-cell office:value-type="float" office:value="651" table:style-name="ce5">
            <text:p>651</text:p>
          </table:table-cell>
          <table:table-cell office:value-type="float" office:value="1076" table:style-name="ce5">
            <text:p>1.076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009" table:style-name="ce5">
            <text:p>1.009</text:p>
          </table:table-cell>
          <table:table-cell office:value-type="float" office:value="1290" table:style-name="ce5">
            <text:p>1.290</text:p>
          </table:table-cell>
          <table:table-cell office:value-type="float" office:value="1015" table:style-name="ce5">
            <text:p>1.015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129" table:style-name="ce5">
            <text:p>1.129</text:p>
          </table:table-cell>
          <table:table-cell office:value-type="float" office:value="971" table:style-name="ce5">
            <text:p>971</text:p>
          </table:table-cell>
          <table:table-cell office:value-type="float" office:value="1163" table:style-name="ce5">
            <text:p>1.163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384" table:style-name="ce5">
            <text:p>1.384</text:p>
          </table:table-cell>
          <table:table-cell office:value-type="float" office:value="841" table:style-name="ce5">
            <text:p>841</text:p>
          </table:table-cell>
          <table:table-cell office:value-type="float" office:value="917" table:style-name="ce5">
            <text:p>917</text:p>
          </table:table-cell>
          <table:table-cell office:value-type="float" office:value="408" table:style-name="ce5">
            <text:p>408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1377" table:style-name="ce5">
            <text:p>1.377</text:p>
          </table:table-cell>
          <table:table-cell office:value-type="float" office:value="901" table:style-name="ce5">
            <text:p>901</text:p>
          </table:table-cell>
          <table:table-cell office:value-type="float" office:value="945" table:style-name="ce5">
            <text:p>945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1416" table:style-name="ce5">
            <text:p>1.416</text:p>
          </table:table-cell>
          <table:table-cell office:value-type="float" office:value="663" table:style-name="ce5">
            <text:p>663</text:p>
          </table:table-cell>
          <table:table-cell office:value-type="float" office:value="957" table:style-name="ce5">
            <text:p>957</text:p>
          </table:table-cell>
          <table:table-cell office:value-type="float" office:value="195" table:style-name="ce5">
            <text:p>195</text:p>
          </table:table-cell>
          <table:table-cell office:value-type="float" office:value="109" table:style-name="ce5">
            <text:p>109</text:p>
          </table:table-cell>
          <table:table-cell office:value-type="float" office:value="326" table:style-name="ce5">
            <text:p>326</text:p>
          </table:table-cell>
          <table:table-cell office:value-type="float" office:value="1229" table:style-name="ce5">
            <text:p>1.229</text:p>
          </table:table-cell>
          <table:table-cell office:value-type="float" office:value="1048" table:style-name="ce5">
            <text:p>1.048</text:p>
          </table:table-cell>
          <table:table-cell office:value-type="float" office:value="1094" table:style-name="ce5">
            <text:p>1.094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326" table:style-name="ce5">
            <text:p>326</text:p>
          </table:table-cell>
          <table:table-cell office:value-type="float" office:value="711" table:style-name="ce5">
            <text:p>711</text:p>
          </table:table-cell>
          <table:table-cell office:value-type="float" office:value="1056" table:style-name="ce5">
            <text:p>1.056</text:p>
          </table:table-cell>
          <table:table-cell office:value-type="float" office:value="1445" table:style-name="ce5">
            <text:p>1.445</text:p>
          </table:table-cell>
          <table:table-cell office:value-type="float" office:value="225" table:style-name="ce5">
            <text:p>225</text:p>
          </table:table-cell>
          <table:table-cell office:value-type="float" office:value="133" table:style-name="ce5">
            <text:p>133</text:p>
          </table:table-cell>
          <table:table-cell office:value-type="float" office:value="326" table:style-name="ce5">
            <text:p>32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098" table:style-name="ce5">
            <text:p>4.098</text:p>
          </table:table-cell>
          <table:table-cell office:value-type="float" office:value="2307" table:style-name="ce5">
            <text:p>2.307</text:p>
          </table:table-cell>
          <table:table-cell office:value-type="float" office:value="3099" table:style-name="ce5">
            <text:p>3.099</text:p>
          </table:table-cell>
          <table:table-cell office:value-type="float" office:value="1112" table:style-name="ce5">
            <text:p>1.1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69" table:style-name="ce5">
            <text:p>4.069</text:p>
          </table:table-cell>
          <table:table-cell office:value-type="float" office:value="1893" table:style-name="ce5">
            <text:p>1.893</text:p>
          </table:table-cell>
          <table:table-cell office:value-type="float" office:value="3458" table:style-name="ce5">
            <text:p>3.458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19" table:style-name="ce5">
            <text:p>4.119</text:p>
          </table:table-cell>
          <table:table-cell office:value-type="float" office:value="2236" table:style-name="ce5">
            <text:p>2.236</text:p>
          </table:table-cell>
          <table:table-cell office:value-type="float" office:value="2911" table:style-name="ce5">
            <text:p>2.911</text:p>
          </table:table-cell>
          <table:table-cell office:value-type="float" office:value="892" table:style-name="ce5">
            <text:p>892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4049" table:style-name="ce5">
            <text:p>4.049</text:p>
          </table:table-cell>
          <table:table-cell office:value-type="float" office:value="2222" table:style-name="ce5">
            <text:p>2.222</text:p>
          </table:table-cell>
          <table:table-cell office:value-type="float" office:value="3121" table:style-name="ce5">
            <text:p>3.121</text:p>
          </table:table-cell>
          <table:table-cell office:value-type="float" office:value="496" table:style-name="ce5">
            <text:p>4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9" table:style-name="ce5">
            <text:p>4.019</text:p>
          </table:table-cell>
          <table:table-cell office:value-type="float" office:value="3045" table:style-name="ce5">
            <text:p>3.045</text:p>
          </table:table-cell>
          <table:table-cell office:value-type="float" office:value="1925" table:style-name="ce5">
            <text:p>1.925</text:p>
          </table:table-cell>
          <table:table-cell office:value-type="float" office:value="875" table:style-name="ce5">
            <text:p>875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3963" table:style-name="ce5">
            <text:p>3.963</text:p>
          </table:table-cell>
          <table:table-cell office:value-type="float" office:value="2649" table:style-name="ce5">
            <text:p>2.649</text:p>
          </table:table-cell>
          <table:table-cell office:value-type="float" office:value="2897" table:style-name="ce5">
            <text:p>2.897</text:p>
          </table:table-cell>
          <table:table-cell office:value-type="float" office:value="1011" table:style-name="ce5">
            <text:p>1.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3" table:style-name="ce5">
            <text:p>2.893</text:p>
          </table:table-cell>
          <table:table-cell office:value-type="float" office:value="4270" table:style-name="ce5">
            <text:p>4.270</text:p>
          </table:table-cell>
          <table:table-cell office:value-type="float" office:value="2828" table:style-name="ce5">
            <text:p>2.828</text:p>
          </table:table-cell>
          <table:table-cell office:value-type="float" office:value="668" table:style-name="ce5">
            <text:p>668</text:p>
          </table:table-cell>
          <table:table-cell office:value-type="float" office:value="28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690" table:style-name="ce5">
            <text:p>2.690</text:p>
          </table:table-cell>
          <table:table-cell office:value-type="float" office:value="2630" table:style-name="ce5">
            <text:p>2.630</text:p>
          </table:table-cell>
          <table:table-cell office:value-type="float" office:value="4226" table:style-name="ce5">
            <text:p>4.226</text:p>
          </table:table-cell>
          <table:table-cell office:value-type="float" office:value="1454" table:style-name="ce5">
            <text:p>1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9" table:style-name="ce5">
            <text:p>809</text:p>
          </table:table-cell>
          <table:table-cell office:value-type="float" office:value="560" table:style-name="ce5">
            <text:p>560</text:p>
          </table:table-cell>
          <table:table-cell office:value-type="float" office:value="297" table:style-name="ce5">
            <text:p>297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4" table:style-name="ce5">
            <text:p>554</text:p>
          </table:table-cell>
          <table:table-cell office:value-type="float" office:value="783" table:style-name="ce5">
            <text:p>783</text:p>
          </table:table-cell>
          <table:table-cell office:value-type="float" office:value="411" table:style-name="ce5">
            <text:p>411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1" table:style-name="ce5">
            <text:p>871</text:p>
          </table:table-cell>
          <table:table-cell office:value-type="float" office:value="369" table:style-name="ce5">
            <text:p>369</text:p>
          </table:table-cell>
          <table:table-cell office:value-type="float" office:value="312" table:style-name="ce5">
            <text:p>312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1" table:style-name="ce5">
            <text:p>901</text:p>
          </table:table-cell>
          <table:table-cell office:value-type="float" office:value="271" table:style-name="ce5">
            <text:p>271</text:p>
          </table:table-cell>
          <table:table-cell office:value-type="float" office:value="247" table:style-name="ce5">
            <text:p>247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1" table:style-name="ce5">
            <text:p>671</text:p>
          </table:table-cell>
          <table:table-cell office:value-type="float" office:value="742" table:style-name="ce5">
            <text:p>742</text:p>
          </table:table-cell>
          <table:table-cell office:value-type="float" office:value="112" table:style-name="ce5">
            <text:p>112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909" table:style-name="ce5">
            <text:p>909</text:p>
          </table:table-cell>
          <table:table-cell office:value-type="float" office:value="314" table:style-name="ce5">
            <text:p>314</text:p>
          </table:table-cell>
          <table:table-cell office:value-type="float" office:value="194" table:style-name="ce5">
            <text:p>194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0" table:style-name="ce5">
            <text:p>480</text:p>
          </table:table-cell>
          <table:table-cell office:value-type="float" office:value="753" table:style-name="ce5">
            <text:p>753</text:p>
          </table:table-cell>
          <table:table-cell office:value-type="float" office:value="571" table:style-name="ce5">
            <text:p>571</text:p>
          </table:table-cell>
          <table:table-cell office:value-type="float" office:value="162" table:style-name="ce5">
            <text:p>162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751" table:style-name="ce5">
            <text:p>751</text:p>
          </table:table-cell>
          <table:table-cell office:value-type="float" office:value="413" table:style-name="ce5">
            <text:p>413</text:p>
          </table:table-cell>
          <table:table-cell office:value-type="float" office:value="609" table:style-name="ce5">
            <text:p>609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116" table:style-name="ce5">
            <text:p>116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43" table:style-name="ce5">
            <text:p>4.343</text:p>
          </table:table-cell>
          <table:table-cell office:value-type="float" office:value="2152" table:style-name="ce5">
            <text:p>2.152</text:p>
          </table:table-cell>
          <table:table-cell office:value-type="float" office:value="1809" table:style-name="ce5">
            <text:p>1.809</text:p>
          </table:table-cell>
          <table:table-cell office:value-type="float" office:value="1013" table:style-name="ce5">
            <text:p>1.0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3732" table:style-name="ce5">
            <text:p>3.732</text:p>
          </table:table-cell>
          <table:table-cell office:value-type="float" office:value="2022" table:style-name="ce5">
            <text:p>2.022</text:p>
          </table:table-cell>
          <table:table-cell office:value-type="float" office:value="3076" table:style-name="ce5">
            <text:p>3.076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629" table:style-name="ce5">
            <text:p>4.629</text:p>
          </table:table-cell>
          <table:table-cell office:value-type="float" office:value="1750" table:style-name="ce5">
            <text:p>1.750</text:p>
          </table:table-cell>
          <table:table-cell office:value-type="float" office:value="1393" table:style-name="ce5">
            <text:p>1.393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513" table:style-name="ce5">
            <text:p>4.513</text:p>
          </table:table-cell>
          <table:table-cell office:value-type="float" office:value="2007" table:style-name="ce5">
            <text:p>2.007</text:p>
          </table:table-cell>
          <table:table-cell office:value-type="float" office:value="1600" table:style-name="ce5">
            <text:p>1.600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670" table:style-name="ce5">
            <text:p>4.670</text:p>
          </table:table-cell>
          <table:table-cell office:value-type="float" office:value="1566" table:style-name="ce5">
            <text:p>1.566</text:p>
          </table:table-cell>
          <table:table-cell office:value-type="float" office:value="1138" table:style-name="ce5">
            <text:p>1.138</text:p>
          </table:table-cell>
          <table:table-cell office:value-type="float" office:value="521" table:style-name="ce5">
            <text:p>521</text:p>
          </table:table-cell>
          <table:table-cell office:value-type="float" office:value="193" table:style-name="ce5">
            <text:p>193</text:p>
          </table:table-cell>
          <table:table-cell office:value-type="float" office:value="326" table:style-name="ce5">
            <text:p>326</text:p>
          </table:table-cell>
          <table:table-cell office:value-type="float" office:value="4643" table:style-name="ce5">
            <text:p>4.643</text:p>
          </table:table-cell>
          <table:table-cell office:value-type="float" office:value="1929" table:style-name="ce5">
            <text:p>1.929</text:p>
          </table:table-cell>
          <table:table-cell office:value-type="float" office:value="1278" table:style-name="ce5">
            <text:p>1.278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661" table:style-name="ce5">
            <text:p>3.661</text:p>
          </table:table-cell>
          <table:table-cell office:value-type="float" office:value="3106" table:style-name="ce5">
            <text:p>3.106</text:p>
          </table:table-cell>
          <table:table-cell office:value-type="float" office:value="2357" table:style-name="ce5">
            <text:p>2.357</text:p>
          </table:table-cell>
          <table:table-cell office:value-type="float" office:value="410" table:style-name="ce5">
            <text:p>410</text:p>
          </table:table-cell>
          <table:table-cell office:value-type="float" office:value="166" table:style-name="ce5">
            <text:p>166</text:p>
          </table:table-cell>
          <table:table-cell office:value-type="float" office:value="326" table:style-name="ce5">
            <text:p>326</text:p>
          </table:table-cell>
          <table:table-cell office:value-type="float" office:value="2372" table:style-name="ce5">
            <text:p>2.372</text:p>
          </table:table-cell>
          <table:table-cell office:value-type="float" office:value="3462" table:style-name="ce5">
            <text:p>3.462</text:p>
          </table:table-cell>
          <table:table-cell office:value-type="float" office:value="3109" table:style-name="ce5">
            <text:p>3.109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21" table:style-name="ce5">
            <text:p>2.821</text:p>
          </table:table-cell>
          <table:table-cell office:value-type="float" office:value="1429" table:style-name="ce5">
            <text:p>1.429</text:p>
          </table:table-cell>
          <table:table-cell office:value-type="float" office:value="889" table:style-name="ce5">
            <text:p>889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85" table:style-name="ce5">
            <text:p>2.585</text:p>
          </table:table-cell>
          <table:table-cell office:value-type="float" office:value="1740" table:style-name="ce5">
            <text:p>1.740</text:p>
          </table:table-cell>
          <table:table-cell office:value-type="float" office:value="1291" table:style-name="ce5">
            <text:p>1.291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8" table:style-name="ce5">
            <text:p>2.838</text:p>
          </table:table-cell>
          <table:table-cell office:value-type="float" office:value="1390" table:style-name="ce5">
            <text:p>1.390</text:p>
          </table:table-cell>
          <table:table-cell office:value-type="float" office:value="998" table:style-name="ce5">
            <text:p>998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64" table:style-name="ce5">
            <text:p>2.764</text:p>
          </table:table-cell>
          <table:table-cell office:value-type="float" office:value="1296" table:style-name="ce5">
            <text:p>1.296</text:p>
          </table:table-cell>
          <table:table-cell office:value-type="float" office:value="1235" table:style-name="ce5">
            <text:p>1.235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34" table:style-name="ce5">
            <text:p>2.934</text:p>
          </table:table-cell>
          <table:table-cell office:value-type="float" office:value="1116" table:style-name="ce5">
            <text:p>1.116</text:p>
          </table:table-cell>
          <table:table-cell office:value-type="float" office:value="893" table:style-name="ce5">
            <text:p>893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office:value-type="float" office:value="2549" table:style-name="ce5">
            <text:p>2.549</text:p>
          </table:table-cell>
          <table:table-cell office:value-type="float" office:value="1981" table:style-name="ce5">
            <text:p>1.981</text:p>
          </table:table-cell>
          <table:table-cell office:value-type="float" office:value="801" table:style-name="ce5">
            <text:p>801</text:p>
          </table:table-cell>
          <table:table-cell office:value-type="float" office:value="225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4" table:style-name="ce5">
            <text:p>2.244</text:p>
          </table:table-cell>
          <table:table-cell office:value-type="float" office:value="1786" table:style-name="ce5">
            <text:p>1.786</text:p>
          </table:table-cell>
          <table:table-cell office:value-type="float" office:value="1845" table:style-name="ce5">
            <text:p>1.845</text:p>
          </table:table-cell>
          <table:table-cell office:value-type="float" office:value="576" table:style-name="ce5">
            <text:p>576</text:p>
          </table:table-cell>
          <table:table-cell office:value-type="float" office:value="319" table:style-name="ce5">
            <text:p>319</text:p>
          </table:table-cell>
          <table:table-cell office:value-type="float" office:value="24" table:style-name="ce5">
            <text:p>24</text:p>
          </table:table-cell>
          <table:table-cell office:value-type="float" office:value="2160" table:style-name="ce5">
            <text:p>2.160</text:p>
          </table:table-cell>
          <table:table-cell office:value-type="float" office:value="1568" table:style-name="ce5">
            <text:p>1.568</text:p>
          </table:table-cell>
          <table:table-cell office:value-type="float" office:value="2122" table:style-name="ce5">
            <text:p>2.122</text:p>
          </table:table-cell>
          <table:table-cell office:value-type="float" office:value="578" table:style-name="ce5">
            <text:p>578</text:p>
          </table:table-cell>
          <table:table-cell office:value-type="float" office:value="133" table:style-name="ce5">
            <text:p>133</text:p>
          </table:table-cell>
          <table:table-cell office:value-type="float" office:value="118" table:style-name="ce5">
            <text:p>118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50" table:style-name="ce5">
            <text:p>4.750</text:p>
          </table:table-cell>
          <table:table-cell office:value-type="float" office:value="2519" table:style-name="ce5">
            <text:p>2.519</text:p>
          </table:table-cell>
          <table:table-cell office:value-type="float" office:value="1999" table:style-name="ce5">
            <text:p>1.999</text:p>
          </table:table-cell>
          <table:table-cell office:value-type="float" office:value="1021" table:style-name="ce5">
            <text:p>1.02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178" table:style-name="ce5">
            <text:p>4.178</text:p>
          </table:table-cell>
          <table:table-cell office:value-type="float" office:value="2547" table:style-name="ce5">
            <text:p>2.547</text:p>
          </table:table-cell>
          <table:table-cell office:value-type="float" office:value="3296" table:style-name="ce5">
            <text:p>3.296</text:p>
          </table:table-cell>
          <table:table-cell office:value-type="float" office:value="763" table:style-name="ce5">
            <text:p>763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89" table:style-name="ce5">
            <text:p>4.889</text:p>
          </table:table-cell>
          <table:table-cell office:value-type="float" office:value="2190" table:style-name="ce5">
            <text:p>2.190</text:p>
          </table:table-cell>
          <table:table-cell office:value-type="float" office:value="1692" table:style-name="ce5">
            <text:p>1.692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float" office:value="362" table:style-name="ce5">
            <text:p>362</text:p>
          </table:table-cell>
          <table:table-cell office:value-type="float" office:value="4764" table:style-name="ce5">
            <text:p>4.764</text:p>
          </table:table-cell>
          <table:table-cell office:value-type="float" office:value="2361" table:style-name="ce5">
            <text:p>2.361</text:p>
          </table:table-cell>
          <table:table-cell office:value-type="float" office:value="1998" table:style-name="ce5">
            <text:p>1.998</text:p>
          </table:table-cell>
          <table:table-cell office:value-type="float" office:value="511" table:style-name="ce5">
            <text:p>511</text:p>
          </table:table-cell>
          <table:table-cell office:value-type="string" table:style-name="ce5">
            <text:p>-</text:p>
          </table:table-cell>
          <table:table-cell office:value-type="float" office:value="326" table:style-name="ce5">
            <text:p>326</text:p>
          </table:table-cell>
          <table:table-cell office:value-type="float" office:value="4870" table:style-name="ce5">
            <text:p>4.870</text:p>
          </table:table-cell>
          <table:table-cell office:value-type="float" office:value="1885" table:style-name="ce5">
            <text:p>1.885</text:p>
          </table:table-cell>
          <table:table-cell office:value-type="float" office:value="1432" table:style-name="ce5">
            <text:p>1.432</text:p>
          </table:table-cell>
          <table:table-cell office:value-type="float" office:value="579" table:style-name="ce5">
            <text:p>579</text:p>
          </table:table-cell>
          <table:table-cell office:value-type="float" office:value="193" table:style-name="ce5">
            <text:p>193</text:p>
          </table:table-cell>
          <table:table-cell office:value-type="float" office:value="332" table:style-name="ce5">
            <text:p>332</text:p>
          </table:table-cell>
          <table:table-cell office:value-type="float" office:value="4805" table:style-name="ce5">
            <text:p>4.805</text:p>
          </table:table-cell>
          <table:table-cell office:value-type="float" office:value="2692" table:style-name="ce5">
            <text:p>2.692</text:p>
          </table:table-cell>
          <table:table-cell office:value-type="float" office:value="1498" table:style-name="ce5">
            <text:p>1.498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4097" table:style-name="ce5">
            <text:p>4.097</text:p>
          </table:table-cell>
          <table:table-cell office:value-type="float" office:value="3430" table:style-name="ce5">
            <text:p>3.430</text:p>
          </table:table-cell>
          <table:table-cell office:value-type="float" office:value="2856" table:style-name="ce5">
            <text:p>2.856</text:p>
          </table:table-cell>
          <table:table-cell office:value-type="float" office:value="706" table:style-name="ce5">
            <text:p>706</text:p>
          </table:table-cell>
          <table:table-cell office:value-type="float" office:value="358" table:style-name="ce5">
            <text:p>358</text:p>
          </table:table-cell>
          <table:table-cell office:value-type="float" office:value="327" table:style-name="ce5">
            <text:p>327</text:p>
          </table:table-cell>
          <table:table-cell office:value-type="float" office:value="3087" table:style-name="ce5">
            <text:p>3.087</text:p>
          </table:table-cell>
          <table:table-cell office:value-type="float" office:value="3649" table:style-name="ce5">
            <text:p>3.649</text:p>
          </table:table-cell>
          <table:table-cell office:value-type="float" office:value="3575" table:style-name="ce5">
            <text:p>3.575</text:p>
          </table:table-cell>
          <table:table-cell office:value-type="float" office:value="1492" table:style-name="ce5">
            <text:p>1.492</text:p>
          </table:table-cell>
          <table:table-cell office:value-type="float" office:value="133" table:style-name="ce5">
            <text:p>133</text:p>
          </table:table-cell>
          <table:table-cell office:value-type="float" office:value="347" table:style-name="ce5">
            <text:p>347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281" table:style-name="ce5">
            <text:p>3.281</text:p>
          </table:table-cell>
          <table:table-cell office:value-type="float" office:value="2546" table:style-name="ce5">
            <text:p>2.546</text:p>
          </table:table-cell>
          <table:table-cell office:value-type="float" office:value="3281" table:style-name="ce5">
            <text:p>3.281</text:p>
          </table:table-cell>
          <table:table-cell office:value-type="float" office:value="574" table:style-name="ce5">
            <text:p>5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32" table:style-name="ce5">
            <text:p>2.832</text:p>
          </table:table-cell>
          <table:table-cell office:value-type="float" office:value="2228" table:style-name="ce5">
            <text:p>2.228</text:p>
          </table:table-cell>
          <table:table-cell office:value-type="float" office:value="3815" table:style-name="ce5">
            <text:p>3.815</text:p>
          </table:table-cell>
          <table:table-cell office:value-type="float" office:value="615" table:style-name="ce5">
            <text:p>6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31" table:style-name="ce5">
            <text:p>3.131</text:p>
          </table:table-cell>
          <table:table-cell office:value-type="float" office:value="2279" table:style-name="ce5">
            <text:p>2.279</text:p>
          </table:table-cell>
          <table:table-cell office:value-type="float" office:value="3511" table:style-name="ce5">
            <text:p>3.511</text:p>
          </table:table-cell>
          <table:table-cell office:value-type="float" office:value="815" table:style-name="ce5">
            <text:p>8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1965" table:style-name="ce5">
            <text:p>1.965</text:p>
          </table:table-cell>
          <table:table-cell office:value-type="float" office:value="3304" table:style-name="ce5">
            <text:p>3.304</text:p>
          </table:table-cell>
          <table:table-cell office:value-type="float" office:value="499" table:style-name="ce5">
            <text:p>4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44" table:style-name="ce5">
            <text:p>3.144</text:p>
          </table:table-cell>
          <table:table-cell office:value-type="float" office:value="3254" table:style-name="ce5">
            <text:p>3.254</text:p>
          </table:table-cell>
          <table:table-cell office:value-type="float" office:value="2696" table:style-name="ce5">
            <text:p>2.696</text:p>
          </table:table-cell>
          <table:table-cell office:value-type="float" office:value="856" table:style-name="ce5">
            <text:p>8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16" table:style-name="ce5">
            <text:p>3.716</text:p>
          </table:table-cell>
          <table:table-cell office:value-type="float" office:value="2169" table:style-name="ce5">
            <text:p>2.169</text:p>
          </table:table-cell>
          <table:table-cell office:value-type="float" office:value="2834" table:style-name="ce5">
            <text:p>2.834</text:p>
          </table:table-cell>
          <table:table-cell office:value-type="float" office:value="1058" table:style-name="ce5">
            <text:p>1.058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1573" table:style-name="ce5">
            <text:p>1.573</text:p>
          </table:table-cell>
          <table:table-cell office:value-type="float" office:value="4071" table:style-name="ce5">
            <text:p>4.071</text:p>
          </table:table-cell>
          <table:table-cell office:value-type="float" office:value="2998" table:style-name="ce5">
            <text:p>2.998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0" table:style-name="ce5">
            <text:p>1.170</text:p>
          </table:table-cell>
          <table:table-cell office:value-type="float" office:value="2100" table:style-name="ce5">
            <text:p>2.100</text:p>
          </table:table-cell>
          <table:table-cell office:value-type="float" office:value="4630" table:style-name="ce5">
            <text:p>4.630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20Z</meta:creation-date>
    <dc:date>2021-03-03T14:55:59Z</dc:date>
  </office:meta>
</office:document-meta>
</file>